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59mm"/>
    </style:style>
    <style:style style:name="co2" style:family="table-column">
      <style:table-column-properties fo:break-before="auto" style:column-width="99.8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LT_HUAWEI_MANSAO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ON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/ 0/0</text:p>
          </table:table-cell>
          <table:table-cell office:value-type="string" calcext:value-type="string">
            <text:p>CTOSJC0858_C030640_PF_BRENNO_DOMINGUES_148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0</text:p>
          </table:table-cell>
          <table:table-cell office:value-type="string" calcext:value-type="string">
            <text:p><text:s text:c="2"/>RM_C009287_VILMA_NONATO_77.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0</text:p>
          </table:table-cell>
          <table:table-cell office:value-type="string" calcext:value-type="string">
            <text:p><text:s text:c="2"/>CTOSJC0583_C029496_PF_SARAH_VILAR_125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0</text:p>
          </table:table-cell>
          <table:table-cell office:value-type="string" calcext:value-type="string">
            <text:p><text:s text:c="2"/>CB_HUGO_OLIVEIRA_32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0</text:p>
          </table:table-cell>
          <table:table-cell office:value-type="string" calcext:value-type="string">
            <text:p><text:s text:c="2"/>CB_CLARICE_AIKAWA_43.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0</text:p>
          </table:table-cell>
          <table:table-cell office:value-type="string" calcext:value-type="string">
            <text:p><text:s text:c="2"/>RM_SUELI_SANTOS_43.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0</text:p>
          </table:table-cell>
          <table:table-cell office:value-type="string" calcext:value-type="string">
            <text:p><text:s text:c="2"/>C002970_PF_ROSSI_MONTES_32.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0</text:p>
          </table:table-cell>
          <table:table-cell office:value-type="string" calcext:value-type="string">
            <text:p><text:s text:c="2"/>CB_C022511_MARCELA_LEITE_137.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0</text:p>
          </table:table-cell>
          <table:table-cell office:value-type="string" calcext:value-type="string">
            <text:p><text:s text:c="2"/>CB_C023159_BRUNO_ALMEIDA_137.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0</text:p>
          </table:table-cell>
          <table:table-cell office:value-type="string" calcext:value-type="string">
            <text:p><text:s text:c="2"/>CTOSJC0578_C030713_PF_TATIARA_MENIN_91.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0</text:p>
          </table:table-cell>
          <table:table-cell office:value-type="string" calcext:value-type="string">
            <text:p><text:s text:c="2"/>CB_C022877_GERALDO_PRADO_109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0</text:p>
          </table:table-cell>
          <table:table-cell office:value-type="string" calcext:value-type="string">
            <text:p><text:s text:c="2"/>GS_MIWA_KITAGAWA_26.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0</text:p>
          </table:table-cell>
          <table:table-cell office:value-type="string" calcext:value-type="string">
            <text:p><text:s text:c="2"/>CB_C028525_MATHEUS_SOUZA_132.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0</text:p>
          </table:table-cell>
          <table:table-cell office:value-type="string" calcext:value-type="string">
            <text:p><text:s text:c="2"/>CTOSJC0579_C016995_PF_BARBARA_VIANNA_109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0</text:p>
          </table:table-cell>
          <table:table-cell office:value-type="string" calcext:value-type="string">
            <text:p><text:s text:c="2"/>CB_LARISSA_BORRO_32.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0</text:p>
          </table:table-cell>
          <table:table-cell office:value-type="string" calcext:value-type="string">
            <text:p><text:s text:c="2"/>RM_DIOGO_DIAS_32.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0</text:p>
          </table:table-cell>
          <table:table-cell office:value-type="string" calcext:value-type="string">
            <text:p><text:s text:c="2"/>CTOSJC0579_C017745_PF_ANDERSON_LIMA_109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0</text:p>
          </table:table-cell>
          <table:table-cell office:value-type="string" calcext:value-type="string">
            <text:p><text:s text:c="2"/>CTOSJC0579_C028344_PF_LESLIE_ROJAS_148.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0</text:p>
          </table:table-cell>
          <table:table-cell office:value-type="string" calcext:value-type="string">
            <text:p><text:s text:c="2"/>CB_C028895_ODILIA_ABREU_141.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0</text:p>
          </table:table-cell>
          <table:table-cell office:value-type="string" calcext:value-type="string">
            <text:p><text:s text:c="2"/>BE_LUCAS_ARAUJO_32.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0</text:p>
          </table:table-cell>
          <table:table-cell office:value-type="string" calcext:value-type="string">
            <text:p><text:s text:c="2"/>RM_C009614_MARINA_CRUZ_77.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0</text:p>
          </table:table-cell>
          <table:table-cell office:value-type="string" calcext:value-type="string">
            <text:p><text:s text:c="2"/>CTOSJC0585_C029126_PF_THIAGO_PRADO_148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0</text:p>
          </table:table-cell>
          <table:table-cell office:value-type="string" calcext:value-type="string">
            <text:p><text:s text:c="2"/>CB_C029560_ERIC_MORISSUGUI_148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0</text:p>
          </table:table-cell>
          <table:table-cell office:value-type="string" calcext:value-type="string">
            <text:p><text:s text:c="2"/>RM_ROSSI_MONTES_43.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0</text:p>
          </table:table-cell>
          <table:table-cell office:value-type="string" calcext:value-type="string">
            <text:p><text:s text:c="2"/>CB_C021131_GABRIELA_MASSERA_135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0</text:p>
          </table:table-cell>
          <table:table-cell office:value-type="string" calcext:value-type="string">
            <text:p><text:s text:c="2"/>CTORM0581_C021442_PF_NILSON_SERVOLO_135.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0</text:p>
          </table:table-cell>
          <table:table-cell office:value-type="string" calcext:value-type="string">
            <text:p><text:s text:c="2"/>CTOSJC0581_C018415_GILMAR_JUNIOR_80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0</text:p>
          </table:table-cell>
          <table:table-cell office:value-type="string" calcext:value-type="string">
            <text:p><text:s text:c="2"/>RM_CAMILA_HABIB_32.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0</text:p>
          </table:table-cell>
          <table:table-cell office:value-type="string" calcext:value-type="string">
            <text:p><text:s text:c="2"/>CB_C021465_ARTHUR_NAPOLEAO_132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0</text:p>
          </table:table-cell>
          <table:table-cell office:value-type="string" calcext:value-type="string">
            <text:p><text:s text:c="2"/>CB_C022172_MARIA_CESAR_125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0</text:p>
          </table:table-cell>
          <table:table-cell office:value-type="string" calcext:value-type="string">
            <text:p><text:s text:c="2"/>CB_C007120_THAIS_COSTA_43.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0</text:p>
          </table:table-cell>
          <table:table-cell office:value-type="string" calcext:value-type="string">
            <text:p><text:s text:c="2"/>CTOSJC0581_C030420_PF_RENAN_ORTEGA_148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0</text:p>
          </table:table-cell>
          <table:table-cell office:value-type="string" calcext:value-type="string">
            <text:p><text:s text:c="2"/>RM_C007901_FLAVIO_GONCALVES_77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0</text:p>
          </table:table-cell>
          <table:table-cell office:value-type="string" calcext:value-type="string">
            <text:p><text:s text:c="2"/>CTOSJC0578_C030736_PF_CASSIO_ROSAS_148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0</text:p>
          </table:table-cell>
          <table:table-cell office:value-type="string" calcext:value-type="string">
            <text:p><text:s text:c="2"/>CTOSJC0579_C029072_PF_CLAYTON_GAVA_140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0</text:p>
          </table:table-cell>
          <table:table-cell office:value-type="string" calcext:value-type="string">
            <text:p><text:s text:c="2"/>CB_C008171_BRUNA_PEREIRA_7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0</text:p>
          </table:table-cell>
          <table:table-cell office:value-type="string" calcext:value-type="string">
            <text:p><text:s text:c="2"/>RM_C009927_IGOR_KUSAHARA_77.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0</text:p>
          </table:table-cell>
          <table:table-cell office:value-type="string" calcext:value-type="string">
            <text:p><text:s text:c="2"/>RM_C010435_FLAVIO_SILVA_77.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0</text:p>
          </table:table-cell>
          <table:table-cell office:value-type="string" calcext:value-type="string">
            <text:p><text:s text:c="2"/>CB_C010760_MARIA_REIS_77.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0</text:p>
          </table:table-cell>
          <table:table-cell office:value-type="string" calcext:value-type="string">
            <text:p><text:s text:c="2"/>CB_C011055_PEDRO_SCHAEFFER_91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0</text:p>
          </table:table-cell>
          <table:table-cell office:value-type="string" calcext:value-type="string">
            <text:p><text:s text:c="2"/>CB_C010757_HELIO_PEREIRA_77.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0</text:p>
          </table:table-cell>
          <table:table-cell office:value-type="string" calcext:value-type="string">
            <text:p><text:s text:c="2"/>RM_C011120_MARCIA_MARSON_97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0</text:p>
          </table:table-cell>
          <table:table-cell office:value-type="string" calcext:value-type="string">
            <text:p><text:s text:c="2"/>RM_C012159_RODRIGO_ASSIS_77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0</text:p>
          </table:table-cell>
          <table:table-cell office:value-type="string" calcext:value-type="string">
            <text:p><text:s text:c="2"/>RM_C012700_ANDRE_RODRIGUES_91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0/ 0/1</text:p>
          </table:table-cell>
          <table:table-cell office:value-type="string" calcext:value-type="string">
            <text:p>FLAM_KELI_SILVA_32.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CTOSJC1400_C023170_PF_ANDERSON_SILVA_137.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CTOSJC0428_C029552_PF_CAROLINE_PAZINATTO_122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FLAM_ADALBERTO_COSTA_32.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FLAM_C010673_VALDEISON_SANTOS_77.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FLAM_MARIA_EUFLASIO_32.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SD_C012749_LIDIANE_SIQUEIRA_91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CTOSJC0434_C018611_PF_GABRIEL_MONTEIRO_110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CTOSJC0454_C029761_PF_GISLANE_LAMEIRA_12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CTOFLAM1398_C030403_PF_SAULO_REIS_148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CTOSJC0434_C022964_PF_GIORDANA_RODRIGUES_132.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SD_C012970_FRANCISCA_SOUZA_91.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CTOSJC1401_C022884_PF_IANKA_SILVA_137.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FLAM_URSULA_YAMADA_43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CTOSJC0428_C029098_PF_PAULA_FREITAS_141.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SD_C020033_ALEX_LAZARO_110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CTOSJC0434_C028859_PF_FABIANA_RODRIGUES_132.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CTOSJC1401_C029257_PF_THIAGO_SOUZA_14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CTOSJC0321_C010850_PF_SANDRO_MATTOS_91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CTOSJC0428_C015156_PF_FABIO_SILVA_37.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CTOSJC0431_C023162_PF_CAMILA_MARTINS_132.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CTOFLAM0428_C011345_PF_ABILENE_SANTOS_91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FLAM_FABIO_MORENO_43.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FLAM_ADRIANA_RAMOS_43.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SD_MODESTO_PALMEIRO_43.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CTOSJC1401_C023183_PF_NIVALDO_FILHO_138.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CTOSJC0431_C006363_ANDERSON_SANTOS_43.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SD_GABRIEL_MELO_43.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CTOSJC1398_C030896_PF_ANA_SILVA_156.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FLAM_FLAVIO_OLIVEIRA_43.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FLAM_C010858_BRUNO_ALVES_9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SD_C013106_EMILLY_AGUIAR_91.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FLAM_C007229_FELIPE_HREHIRCEC_43.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SD_C020498_RODRIGO_BARCELLOS_109.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CTOSJC0434_C032413_PF_EDUARDO_CHRISPIM_159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FLAM_C007718_MIDIA_LINO_77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SD_C007916_EVILCEIA_REITANO_77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CTOSJC1401_C026171_PF_ARMANDO_PADULA_1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SD_C004212_JONATA_AKAMATSU_77.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SD_C009240_FELIPE_ALENCAR_77.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SD_C031527_CARLOS_JUNIOR_77.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SD_C009252_HELOISE_FIGUEIREDO_77.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FLAM_C009347_RAFAEL_SANTOS_77.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FLAM_C009383_JOSE_COSTA_77.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SD_C020679_LARISSA_FARIA_121.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SD_C009251_JULIANA_SACRAMENTO_77.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CTOSJC0433_C013939_PF_LETICIA_SILVA_91.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SD_C009588_LINCOL_SANTOS_77.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FLAM_C009466_PAULO_VALIM_77.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SD_C009904_FABIOLA_CARLET_77.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CTOSJC0428_C018798_THIAGO_COUBASSIER_112.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FLAM_C010080_MARCOS_SILVA_77.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SD_C003537_SPAZIO_DUMONT_10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FLAM_C010345_JENNIFER_FERNANDES_77.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SD_C016492_SUZANA_SIQUEIRA_109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CTOFLAM1399_C021202_PF_STEPHANIE_SOUZA_135.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FLAM_C011242_SHEILA_FERNANDES_91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CTOSJC1400_C020989_PF_PEDRO_COSTA_109.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CTOSJC1400_C021326_PF_LUCINEIA_SILVA_135.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SD_C016506_CAROLINA_MIRANDA_109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SD_C016655_VINICIUS_MESQUITA_109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SD_C004214_JOHN_MACHADO_109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CTOSJC0431_C016810_PF_RAFAEL_BUENO_37.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CTOSJC0428_C025741_THAIS_LOLLO_37.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CTOSJC1400_C021588_JOAO_CORDEIRO_135.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CTOSJC1399_C021634_PF_SILVANA_HAAS_135.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CTOSJC1399_C004765_PF_DAVID_LIMA_135.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CTOSJC1401_C029191_PF_JESSICA_ABISSI_148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CTOSJC0434_C029708_PF_FILIPE_BRIZA_122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CTOSJC0433_C030104_PF_ELIANE_SOUZA_103.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CTOSJC0433_C013861_PF_ELIETE_GARCIA_97.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CTOSJC1399_C032036_PF_GABRIEL_MARGUTTI_148.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CTOSJC1400_C031692_PF_YAMARA_LOPES_148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</text:p>
          </table:table-cell>
          <table:table-cell office:value-type="string" calcext:value-type="string">
            <text:p><text:s/>CTOSJC0428_C020768_PF_MARCO_TOLEDO_126.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/ 0/2</text:p>
          </table:table-cell>
          <table:table-cell office:value-type="string" calcext:value-type="string">
            <text:p>C020684_PAULO_OLIVEIRA_126.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2</text:p>
          </table:table-cell>
          <table:table-cell office:value-type="string" calcext:value-type="string">
            <text:p><text:s text:c="2"/>TG_C013199_IZABELLE_NASCIMENTO_91.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2</text:p>
          </table:table-cell>
          <table:table-cell office:value-type="string" calcext:value-type="string">
            <text:p><text:s text:c="2"/>TG_C013429_JORGE_FERREIRA_91.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2</text:p>
          </table:table-cell>
          <table:table-cell office:value-type="string" calcext:value-type="string">
            <text:p><text:s text:c="2"/>TG_C015118_MARILIA_GUIMARAES_91.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2</text:p>
          </table:table-cell>
          <table:table-cell office:value-type="string" calcext:value-type="string">
            <text:p><text:s text:c="2"/>TG_C013199_IZABELLE_NASCIMENTO_91.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2</text:p>
          </table:table-cell>
          <table:table-cell office:value-type="string" calcext:value-type="string">
            <text:p><text:s text:c="2"/>TG_C016593_BRUNO_RIBEIRO_109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2</text:p>
          </table:table-cell>
          <table:table-cell office:value-type="string" calcext:value-type="string">
            <text:p><text:s text:c="2"/>TG_C003971_EDNA_SANTOS_109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2</text:p>
          </table:table-cell>
          <table:table-cell office:value-type="string" calcext:value-type="string">
            <text:p><text:s text:c="2"/>TG_C018321_LEANDRO_SILVA_31.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2</text:p>
          </table:table-cell>
          <table:table-cell office:value-type="string" calcext:value-type="string">
            <text:p><text:s text:c="2"/>TG_C021047_ELIUDE_FERNANDES_109.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2</text:p>
          </table:table-cell>
          <table:table-cell office:value-type="string" calcext:value-type="string">
            <text:p><text:s text:c="2"/>TG_CARLOS_BASTOS_43.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2</text:p>
          </table:table-cell>
          <table:table-cell office:value-type="string" calcext:value-type="string">
            <text:p><text:s text:c="2"/>TG_C019050_TITO_FILHO_126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2</text:p>
          </table:table-cell>
          <table:table-cell office:value-type="string" calcext:value-type="string">
            <text:p><text:s text:c="2"/>TG_JOAO_FLORES_32.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2</text:p>
          </table:table-cell>
          <table:table-cell office:value-type="string" calcext:value-type="string">
            <text:p><text:s text:c="2"/>TG_C021503_NATALI_NASCIMENTO_133.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2</text:p>
          </table:table-cell>
          <table:table-cell office:value-type="string" calcext:value-type="string">
            <text:p><text:s text:c="2"/>TG_C002404_CONDOMINIO_TANGARA_126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2</text:p>
          </table:table-cell>
          <table:table-cell office:value-type="string" calcext:value-type="string">
            <text:p><text:s text:c="2"/>TG_C020241_EUCY_ALVES_126.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2</text:p>
          </table:table-cell>
          <table:table-cell office:value-type="string" calcext:value-type="string">
            <text:p><text:s text:c="2"/>TG_C021456_MARCOS_MAXIMO_133.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2</text:p>
          </table:table-cell>
          <table:table-cell office:value-type="string" calcext:value-type="string">
            <text:p><text:s text:c="2"/>TG_C028182_ROGERIO_MEZARI_110.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2</text:p>
          </table:table-cell>
          <table:table-cell office:value-type="string" calcext:value-type="string">
            <text:p><text:s text:c="2"/>TG_MARCIO_SOUZA_43.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2</text:p>
          </table:table-cell>
          <table:table-cell office:value-type="string" calcext:value-type="string">
            <text:p><text:s text:c="2"/>TG_C028248_DAVI_KANDA1_141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2</text:p>
          </table:table-cell>
          <table:table-cell office:value-type="string" calcext:value-type="string">
            <text:p><text:s text:c="2"/>C028248_DAVI_KANDA_141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2</text:p>
          </table:table-cell>
          <table:table-cell office:value-type="string" calcext:value-type="string">
            <text:p><text:s text:c="2"/>TG_C028923_JULIO_SANTOS_141.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2</text:p>
          </table:table-cell>
          <table:table-cell office:value-type="string" calcext:value-type="string">
            <text:p><text:s text:c="2"/>TG_C029280_TIAGO_DEATOS_141.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2</text:p>
          </table:table-cell>
          <table:table-cell office:value-type="string" calcext:value-type="string">
            <text:p><text:s text:c="2"/>TG_C030935_GILDERSON_SALGUEIRO_148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2</text:p>
          </table:table-cell>
          <table:table-cell office:value-type="string" calcext:value-type="string">
            <text:p><text:s text:c="2"/>TG_C007465_TIAGO_ALVARENGA_43.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2</text:p>
          </table:table-cell>
          <table:table-cell office:value-type="string" calcext:value-type="string">
            <text:p><text:s text:c="2"/>C002404_CONDOMINIO_RESIDENCIAL_TANGARA_77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2</text:p>
          </table:table-cell>
          <table:table-cell office:value-type="string" calcext:value-type="string">
            <text:p><text:s text:c="2"/>CTOSJC1654_C031027_PF_NICASSIA_LOCK_156.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2</text:p>
          </table:table-cell>
          <table:table-cell office:value-type="string" calcext:value-type="string">
            <text:p><text:s text:c="2"/>CTOSJC1654_C031156_PF_GABRIEL_TORRESINI_148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2</text:p>
          </table:table-cell>
          <table:table-cell office:value-type="string" calcext:value-type="string">
            <text:p><text:s text:c="2"/>TG_C031213_LEONARDO_LUIZ_148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2</text:p>
          </table:table-cell>
          <table:table-cell office:value-type="string" calcext:value-type="string">
            <text:p><text:s text:c="2"/>TG_C010018_JAKCELLE_GUIMARAES_83.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2</text:p>
          </table:table-cell>
          <table:table-cell office:value-type="string" calcext:value-type="string">
            <text:p><text:s text:c="2"/>TG_C006321_GIULIA_SILVA_44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2</text:p>
          </table:table-cell>
          <table:table-cell office:value-type="string" calcext:value-type="string">
            <text:p><text:s text:c="2"/>TG_C031970_IVAN_ALVES_148.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2</text:p>
          </table:table-cell>
          <table:table-cell office:value-type="string" calcext:value-type="string">
            <text:p><text:s text:c="2"/>CTOSJC1654_C032326_PF_PEDRO_NOLASCO_160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/ 0/3</text:p>
          </table:table-cell>
          <table:table-cell office:value-type="string" calcext:value-type="string">
            <text:p>CTOSJC0542_C022854_PF_CASSIO_SILVA_148.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SELFIT_ACADEMIA_CENTRO_23.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C002400_MASTER_CAMBORIU_23.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CTOSJC0542_C030732_PF_VALERIA_BASTOS_156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CTOSJC0341_C020436_RICARDO_COUTINHO_109.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C000446_CRISTIANO_ASSOCIADOS_109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CTOSJC0543_C021707_PATRICIA_UEDA_133.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CTOSJC0543_C017434_PF_ANDRESSA_COSTA_109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EV_ANTONIO_GOULART_3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EEV_RITA_YWASAKI_32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EV_NILCE_AMBROSIO_32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EV_ARAO_CARVALHO_32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EV_C029769_CINARA_HITA_146.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CTOSJC0341_C029841_PF_GUILHERME_GUIMARAES_148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EV_DANIELA_DAVOLI_32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APV_CELESTE_VASCONC_43.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EV_C015356_ALEX_NG_91.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CTOSJC0543_C020200_PF_GISLAINE_ROSA_108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CTOSJC0449_C015489_PF_DIOGO_LIMA_37.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CLINEST_LTDA_15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RH_C005966_PETERSON_REIS_43.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APV_C002162_FERNANDA_MATOS_77.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EV_C022557_JOSE_ROCHA_117.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RH_C009114_PAULO_FRANCA_77.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RH_C009788_JOAO_REMEDIO_77.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APV_KARINA_ANTONIO_32.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RH_NIVALDO_AZEVEDO_32.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RH_MAURO_OGASSAWARA_32.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APV_CRISTIAN_IBRAIM_32.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EV_C004913_ALINE_SANTOS_91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NETMOGI_NETSUN_23.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CTOSJC0450_C015485_PF_TALAINA_MARCONDES_91.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WCS_WIRELESS_23.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CTOSJC0543_C015465_PF_KIRK_FELIX_91.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RH_VINICIUS_DIAS_43.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CTOSJC0542_C023024_PF_MARLEI_SILVA_134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EV_C022771_HELENO_JUNIOR_138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CTOSJC0450_C025921_PF_THIAGO_LIMA_110.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RH_FELIPE_OLIVEIRA_43.1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APV_VINICIUS_RIBEIRO_43.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CTOSJC0542_C026003_PF_RONALDO_MARTINS_142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RH_C008180_TATIANA_VERLATO_77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CTOSJC0543_C015567_PF_VALDIR_SILVA2_132.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APV_C010460_RAFAEL_FERREIRA_77.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APV_C010900_LEONARDO_RONDA_91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CTOSJC0542_C028189_PF_PAULO_FARAGE_138.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CTOSJC0543_C028149_PF_THIAGO_ROSAS_138.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CTOSJC0342_C013048_PF_SEBASTIAO_MARTINS_91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CTOSJC0542_C015478_PF_VICTOR_FUKUSHIMA_91.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CTOSJC0543_C015472_PF_EWERTON_SILVA_91.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CTOSJC0543_C015466_PF_NELCIRA_LIMA_91.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CTOSJC0542_C015560_PF_CAUAN_ALMEIDA_91.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CTOSJC0542_C015555_PF_CAROLINE_SILVA_91.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CTOSJC0543_C015464_PF_SERGIO_YAPUDJIAN_91.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CTOSJC0542_C015475_PF_MATEUS_VAZ_91.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CTOSJC0542_C015487_PF_FRANCISCO_RIBEIRO_91.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EV_C028443_RAQUEL_ARANHA_141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CTOSJC0342_C016359_PF_RONALD_AUGUSTO_10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CTOSJC0342_C016650_PF_FERNANDA_SANTOS_109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CTOSJC0542_C016776_PF_VERA_FUZATTO_109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CTOSJC0542_C016859_PF_CHRISTOPHER_SILVA_109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3</text:p>
          </table:table-cell>
          <table:table-cell office:value-type="string" calcext:value-type="string">
            <text:p><text:s text:c="2"/>CTOSJC0341_C017103_PF_THIAGO_NASCIMENTO_109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0/ 0/4</text:p>
          </table:table-cell>
          <table:table-cell office:value-type="string" calcext:value-type="string">
            <text:p>CORPO_EXPLICA_23.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4</text:p>
          </table:table-cell>
          <table:table-cell office:value-type="string" calcext:value-type="string">
            <text:p><text:s/>REI_DO_FILET_68.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4</text:p>
          </table:table-cell>
          <table:table-cell office:value-type="string" calcext:value-type="string">
            <text:p><text:s/>FLIM_2019_23.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4</text:p>
          </table:table-cell>
          <table:table-cell office:value-type="string" calcext:value-type="string">
            <text:p><text:s/>FLIM_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4</text:p>
          </table:table-cell>
          <table:table-cell office:value-type="string" calcext:value-type="string">
            <text:p><text:s/>ASSOCIACAO_J_68.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4</text:p>
          </table:table-cell>
          <table:table-cell office:value-type="string" calcext:value-type="string">
            <text:p><text:s/>ALVO_SEGURANCA_68.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4</text:p>
          </table:table-cell>
          <table:table-cell office:value-type="string" calcext:value-type="string">
            <text:p><text:s/>C008739_VALE_INFUSOES_9JULHO_68.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4</text:p>
          </table:table-cell>
          <table:table-cell office:value-type="string" calcext:value-type="string">
            <text:p><text:s/>C018054_COTREL_68.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4</text:p>
          </table:table-cell>
          <table:table-cell office:value-type="string" calcext:value-type="string">
            <text:p><text:s/>C018159_COLEGIO_ANGLO_02_23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4</text:p>
          </table:table-cell>
          <table:table-cell office:value-type="string" calcext:value-type="string">
            <text:p><text:s/>C000244_ZALTANA_INCORPORADORA_14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/ 0/5</text:p>
          </table:table-cell>
          <table:table-cell office:value-type="string" calcext:value-type="string">
            <text:p>IP_LEO_NEVES_32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5</text:p>
          </table:table-cell>
          <table:table-cell office:value-type="string" calcext:value-type="string">
            <text:p><text:s text:c="2"/>CIP_ANDRE_FISCHER_32.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5</text:p>
          </table:table-cell>
          <table:table-cell office:value-type="string" calcext:value-type="string">
            <text:p><text:s text:c="2"/>CIP_VILMA_MILANEZ_23.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5</text:p>
          </table:table-cell>
          <table:table-cell office:value-type="string" calcext:value-type="string">
            <text:p><text:s text:c="2"/>CIP_MILENA_RIBEIRO_32.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5</text:p>
          </table:table-cell>
          <table:table-cell office:value-type="string" calcext:value-type="string">
            <text:p><text:s text:c="2"/>CID_DULCE_DIAS_32.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5</text:p>
          </table:table-cell>
          <table:table-cell office:value-type="string" calcext:value-type="string">
            <text:p><text:s text:c="2"/>CIP_GERALDO_FREITAS_32.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5</text:p>
          </table:table-cell>
          <table:table-cell office:value-type="string" calcext:value-type="string">
            <text:p><text:s text:c="2"/>CI_IVANI_BECARINI_32.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5</text:p>
          </table:table-cell>
          <table:table-cell office:value-type="string" calcext:value-type="string">
            <text:p><text:s text:c="2"/>CIP_WILLIAM_ESCOBAR_LINO_32.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5</text:p>
          </table:table-cell>
          <table:table-cell office:value-type="string" calcext:value-type="string">
            <text:p><text:s text:c="2"/>C003241_SICREDI_CENTRO_23.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5</text:p>
          </table:table-cell>
          <table:table-cell office:value-type="string" calcext:value-type="string">
            <text:p><text:s text:c="2"/>CIP_C028295_BRUNA_SILVA_109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5</text:p>
          </table:table-cell>
          <table:table-cell office:value-type="string" calcext:value-type="string">
            <text:p><text:s text:c="2"/>IP_C019761_RODOLFO_VENANCIO_121.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5</text:p>
          </table:table-cell>
          <table:table-cell office:value-type="string" calcext:value-type="string">
            <text:p><text:s text:c="2"/>CONDOMINIO_BONADIO_23.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5</text:p>
          </table:table-cell>
          <table:table-cell office:value-type="string" calcext:value-type="string">
            <text:p><text:s text:c="2"/>CIP_C028888_IVANA_ABREU_142.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5</text:p>
          </table:table-cell>
          <table:table-cell office:value-type="string" calcext:value-type="string">
            <text:p><text:s text:c="2"/>CIP_ERIKA_FERREIRA_43.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5</text:p>
          </table:table-cell>
          <table:table-cell office:value-type="string" calcext:value-type="string">
            <text:p><text:s text:c="2"/>CIP_LISETH_KAGAMI_43.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5</text:p>
          </table:table-cell>
          <table:table-cell office:value-type="string" calcext:value-type="string">
            <text:p><text:s text:c="2"/>CIP_MARIA_LAJE_43.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5</text:p>
          </table:table-cell>
          <table:table-cell office:value-type="string" calcext:value-type="string">
            <text:p><text:s text:c="2"/>CIP_IOLANDA_LORENCO_43.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5</text:p>
          </table:table-cell>
          <table:table-cell office:value-type="string" calcext:value-type="string">
            <text:p><text:s text:c="2"/>CIP_IVAN_MARTINS_43.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5</text:p>
          </table:table-cell>
          <table:table-cell office:value-type="string" calcext:value-type="string">
            <text:p><text:s text:c="2"/>CIP_C000396_MARIA_PRADO_91.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5</text:p>
          </table:table-cell>
          <table:table-cell office:value-type="string" calcext:value-type="string">
            <text:p><text:s text:c="2"/>CIP_C014482_JOAO_CARVALHO_91.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5</text:p>
          </table:table-cell>
          <table:table-cell office:value-type="string" calcext:value-type="string">
            <text:p><text:s text:c="2"/>EVENTO_AFONSO_PENA_154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5</text:p>
          </table:table-cell>
          <table:table-cell office:value-type="string" calcext:value-type="string">
            <text:p><text:s text:c="2"/>CIP_C017708_JORGE_SILVA_109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5</text:p>
          </table:table-cell>
          <table:table-cell office:value-type="string" calcext:value-type="string">
            <text:p><text:s text:c="2"/>CIP_C018388_PAULO_DAVID_74.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5</text:p>
          </table:table-cell>
          <table:table-cell office:value-type="string" calcext:value-type="string">
            <text:p><text:s text:c="2"/>CIP_C002991_ENEIDA_JUREMA_113.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5</text:p>
          </table:table-cell>
          <table:table-cell office:value-type="string" calcext:value-type="string">
            <text:p><text:s text:c="2"/>IP_C019031_JERONIMO_FORTES_108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5</text:p>
          </table:table-cell>
          <table:table-cell office:value-type="string" calcext:value-type="string">
            <text:p><text:s text:c="2"/>CIP_C018994_DENISE_BRANCO_103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5</text:p>
          </table:table-cell>
          <table:table-cell office:value-type="string" calcext:value-type="string">
            <text:p><text:s text:c="2"/>C008739_021576_PJ_VALE_INFUSOES_NELSON_D_2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5</text:p>
          </table:table-cell>
          <table:table-cell office:value-type="string" calcext:value-type="string">
            <text:p><text:s text:c="2"/>C030828_PJ_RBX_ALIMENTACAO_154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5</text:p>
          </table:table-cell>
          <table:table-cell office:value-type="string" calcext:value-type="string">
            <text:p><text:s text:c="2"/>CIP_C031607_HENRIQUE_LIMA_148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5</text:p>
          </table:table-cell>
          <table:table-cell office:value-type="string" calcext:value-type="string">
            <text:p><text:s text:c="2"/>C000871_034780_PJ_RODONAVES_SJC_154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5</text:p>
          </table:table-cell>
          <table:table-cell office:value-type="string" calcext:value-type="string">
            <text:p><text:s text:c="2"/>C031658_PJ_KIDS_MIND_154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/ 0/6</text:p>
          </table:table-cell>
          <table:table-cell office:value-type="string" calcext:value-type="string">
            <text:p>CL_LUANA_SILVA_43.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6</text:p>
          </table:table-cell>
          <table:table-cell office:value-type="string" calcext:value-type="string">
            <text:p><text:s text:c="2"/>CL_C006671_MARIA_SANTOS_43.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6</text:p>
          </table:table-cell>
          <table:table-cell office:value-type="string" calcext:value-type="string">
            <text:p><text:s text:c="2"/>CL_C015383_RAFAEL_FREITAS_91.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6</text:p>
          </table:table-cell>
          <table:table-cell office:value-type="string" calcext:value-type="string">
            <text:p><text:s text:c="2"/>CL_C006103_MAIKON_GARCIA_91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6</text:p>
          </table:table-cell>
          <table:table-cell office:value-type="string" calcext:value-type="string">
            <text:p><text:s text:c="2"/>CL_LILIAN_MACIEL_4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6</text:p>
          </table:table-cell>
          <table:table-cell office:value-type="string" calcext:value-type="string">
            <text:p><text:s text:c="2"/>CL_C014236_ANDERSON_NASCIMENTO_91.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6</text:p>
          </table:table-cell>
          <table:table-cell office:value-type="string" calcext:value-type="string">
            <text:p><text:s text:c="2"/>CL_C028826_EURIDES_SANTOS_132.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6</text:p>
          </table:table-cell>
          <table:table-cell office:value-type="string" calcext:value-type="string">
            <text:p><text:s text:c="2"/>CL_LUIZ_MEIRA_43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6</text:p>
          </table:table-cell>
          <table:table-cell office:value-type="string" calcext:value-type="string">
            <text:p><text:s text:c="2"/>CL_C028779_SUELLY_SATO_132.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6</text:p>
          </table:table-cell>
          <table:table-cell office:value-type="string" calcext:value-type="string">
            <text:p><text:s text:c="2"/>CL_JOAO_LOPES_43.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6</text:p>
          </table:table-cell>
          <table:table-cell office:value-type="string" calcext:value-type="string">
            <text:p><text:s text:c="2"/>CL_PRENTICE_FILHO_43.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6</text:p>
          </table:table-cell>
          <table:table-cell office:value-type="string" calcext:value-type="string">
            <text:p><text:s text:c="2"/>CL_GEOFFREY_WEKEN_43.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6</text:p>
          </table:table-cell>
          <table:table-cell office:value-type="string" calcext:value-type="string">
            <text:p><text:s text:c="2"/>CL_DENIS_ALVES_43.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6</text:p>
          </table:table-cell>
          <table:table-cell office:value-type="string" calcext:value-type="string">
            <text:p><text:s text:c="2"/>CL_HANNYN_LIMA_43.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6</text:p>
          </table:table-cell>
          <table:table-cell office:value-type="string" calcext:value-type="string">
            <text:p><text:s text:c="2"/>CL_DANIEL_GOMES_43.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6</text:p>
          </table:table-cell>
          <table:table-cell office:value-type="string" calcext:value-type="string">
            <text:p><text:s text:c="2"/>CTOSJCXXXX_C006811_NICOLAS_FARIA_43.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6</text:p>
          </table:table-cell>
          <table:table-cell office:value-type="string" calcext:value-type="string">
            <text:p><text:s text:c="2"/>CL_C018939_BRAYAN_VALDEVINO_37.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6</text:p>
          </table:table-cell>
          <table:table-cell office:value-type="string" calcext:value-type="string">
            <text:p><text:s text:c="2"/>CL_C009985_GUSTAVO_REIS_83.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6</text:p>
          </table:table-cell>
          <table:table-cell office:value-type="string" calcext:value-type="string">
            <text:p><text:s text:c="2"/>CL_C007181_CLAUDIO_RODRIGUES_4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6</text:p>
          </table:table-cell>
          <table:table-cell office:value-type="string" calcext:value-type="string">
            <text:p><text:s text:c="2"/>CL_C019544_CAROLINE_SOARES_108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6</text:p>
          </table:table-cell>
          <table:table-cell office:value-type="string" calcext:value-type="string">
            <text:p><text:s text:c="2"/>CL_C016013_CYNTHIA_VIDAL_91.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6</text:p>
          </table:table-cell>
          <table:table-cell office:value-type="string" calcext:value-type="string">
            <text:p><text:s text:c="2"/>CL_C004451_CONDOMINIO_LIFE_43.2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6</text:p>
          </table:table-cell>
          <table:table-cell office:value-type="string" calcext:value-type="string">
            <text:p><text:s text:c="2"/>CL_C007902_ADRIA_VILASECA_77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6</text:p>
          </table:table-cell>
          <table:table-cell office:value-type="string" calcext:value-type="string">
            <text:p><text:s text:c="2"/>CL_C018995_BEATRIZ_FABBRI_12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6</text:p>
          </table:table-cell>
          <table:table-cell office:value-type="string" calcext:value-type="string">
            <text:p><text:s text:c="2"/>CL_C008162_EDGAR_NISHIMURA_77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6</text:p>
          </table:table-cell>
          <table:table-cell office:value-type="string" calcext:value-type="string">
            <text:p><text:s text:c="2"/>CL_C011402_WELINGTON_MELO_91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6</text:p>
          </table:table-cell>
          <table:table-cell office:value-type="string" calcext:value-type="string">
            <text:p><text:s text:c="2"/>CL_C008588_DANIEL_YAMADA_75.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6</text:p>
          </table:table-cell>
          <table:table-cell office:value-type="string" calcext:value-type="string">
            <text:p><text:s text:c="2"/>DR_C001960_MAGNO_SILVA_75.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6</text:p>
          </table:table-cell>
          <table:table-cell office:value-type="string" calcext:value-type="string">
            <text:p><text:s text:c="2"/>CL_C009288_GUILHERME_MAGALHAES_77.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6</text:p>
          </table:table-cell>
          <table:table-cell office:value-type="string" calcext:value-type="string">
            <text:p><text:s text:c="2"/>CL_C016214_BRUNA_IGESCA_77.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6</text:p>
          </table:table-cell>
          <table:table-cell office:value-type="string" calcext:value-type="string">
            <text:p><text:s text:c="2"/>CL_C013438_IRMA_WUO_91.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6</text:p>
          </table:table-cell>
          <table:table-cell office:value-type="string" calcext:value-type="string">
            <text:p><text:s text:c="2"/>CL_C020722_VITORIA_TOLEDO_117.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6</text:p>
          </table:table-cell>
          <table:table-cell office:value-type="string" calcext:value-type="string">
            <text:p><text:s text:c="2"/>CL_C016082_LUIS_ABE_91.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6</text:p>
          </table:table-cell>
          <table:table-cell office:value-type="string" calcext:value-type="string">
            <text:p><text:s text:c="2"/>CL_C016147_RAFAEL_SHITARA_91.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6</text:p>
          </table:table-cell>
          <table:table-cell office:value-type="string" calcext:value-type="string">
            <text:p><text:s text:c="2"/>CL_C016290_BIANCA_SILVA_10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6</text:p>
          </table:table-cell>
          <table:table-cell office:value-type="string" calcext:value-type="string">
            <text:p><text:s text:c="2"/>CL_C020835_TAISA_BESSA_13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6</text:p>
          </table:table-cell>
          <table:table-cell office:value-type="string" calcext:value-type="string">
            <text:p><text:s text:c="2"/>CL_C021361_DIEGO_GOUVEA_135.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0/ 0/7</text:p>
          </table:table-cell>
          <table:table-cell office:value-type="string" calcext:value-type="string">
            <text:p>CTOSJ1436_C031890_PF_STEPHEN_CHIMENTI_148.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7</text:p>
          </table:table-cell>
          <table:table-cell office:value-type="string" calcext:value-type="string">
            <text:p><text:s/>SJ_MARIANA_FREITAS_32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7</text:p>
          </table:table-cell>
          <table:table-cell office:value-type="string" calcext:value-type="string">
            <text:p><text:s/>SJ_ANDRESSA_ROSA_32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7</text:p>
          </table:table-cell>
          <table:table-cell office:value-type="string" calcext:value-type="string">
            <text:p><text:s/>SJ_C014496_DANIELA_ARCURI_32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7</text:p>
          </table:table-cell>
          <table:table-cell office:value-type="string" calcext:value-type="string">
            <text:p><text:s/>CTOSJC1435_C029290_PF_EDIMILSON_BARBOSA_142.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7</text:p>
          </table:table-cell>
          <table:table-cell office:value-type="string" calcext:value-type="string">
            <text:p><text:s/>CTOSJC1435_C031380_PF_YASMIN_SANTOS_148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7</text:p>
          </table:table-cell>
          <table:table-cell office:value-type="string" calcext:value-type="string">
            <text:p><text:s/>SJ_ARTUR_JUNIOR_32.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7</text:p>
          </table:table-cell>
          <table:table-cell office:value-type="string" calcext:value-type="string">
            <text:p><text:s/>SJ_LETICIA_LOPES_32.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7</text:p>
          </table:table-cell>
          <table:table-cell office:value-type="string" calcext:value-type="string">
            <text:p><text:s/>SJ_RESERVA_SAOJUDASII_32.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7</text:p>
          </table:table-cell>
          <table:table-cell office:value-type="string" calcext:value-type="string">
            <text:p><text:s/>SJ_CAIO_FERREIRA_32.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7</text:p>
          </table:table-cell>
          <table:table-cell office:value-type="string" calcext:value-type="string">
            <text:p><text:s/>SJ_ISABELA_DINIZ_32.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7</text:p>
          </table:table-cell>
          <table:table-cell office:value-type="string" calcext:value-type="string">
            <text:p><text:s/>SJ_ANA_FONSECA_32.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7</text:p>
          </table:table-cell>
          <table:table-cell office:value-type="string" calcext:value-type="string">
            <text:p><text:s/>SJ_ERISSON_CAVALCANTI_32.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7</text:p>
          </table:table-cell>
          <table:table-cell office:value-type="string" calcext:value-type="string">
            <text:p><text:s/>SJ_C029711_THAMIRES_BATISTA_32.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7</text:p>
          </table:table-cell>
          <table:table-cell office:value-type="string" calcext:value-type="string">
            <text:p><text:s/>SJ_C013453_EDSON_FILHO_97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7</text:p>
          </table:table-cell>
          <table:table-cell office:value-type="string" calcext:value-type="string">
            <text:p><text:s/>C020841_LUANA_SABARA_135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7</text:p>
          </table:table-cell>
          <table:table-cell office:value-type="string" calcext:value-type="string">
            <text:p><text:s/>CTOSJ1437_C021022_PF_DIANILE_PORFIRIO_109.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7</text:p>
          </table:table-cell>
          <table:table-cell office:value-type="string" calcext:value-type="string">
            <text:p><text:s/>SJ_ANNE_OLIVEIRA_43.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7</text:p>
          </table:table-cell>
          <table:table-cell office:value-type="string" calcext:value-type="string">
            <text:p><text:s/>CTOSJC1436_C022380_PF_ESDRAS_CARNEIRO_133.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7</text:p>
          </table:table-cell>
          <table:table-cell office:value-type="string" calcext:value-type="string">
            <text:p><text:s/>CTOSJ1434_C030586_PF_MICAELA_CARNEIRO_148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7</text:p>
          </table:table-cell>
          <table:table-cell office:value-type="string" calcext:value-type="string">
            <text:p><text:s/>CTOSJC1436_C009600_PF_RAQUEL_BITENCOURT_77.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7</text:p>
          </table:table-cell>
          <table:table-cell office:value-type="string" calcext:value-type="string">
            <text:p><text:s/>SJ_C012142_ELVIO_SILVA_77.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7</text:p>
          </table:table-cell>
          <table:table-cell office:value-type="string" calcext:value-type="string">
            <text:p><text:s/>SJ_C013628_LUCAS_VICENTE_97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7</text:p>
          </table:table-cell>
          <table:table-cell office:value-type="string" calcext:value-type="string">
            <text:p><text:s/>SJ_C015110_LANAI_MARTINS_91.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7</text:p>
          </table:table-cell>
          <table:table-cell office:value-type="string" calcext:value-type="string">
            <text:p><text:s/>SJ_C017378_WILLIAM_CARVALHO_109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7</text:p>
          </table:table-cell>
          <table:table-cell office:value-type="string" calcext:value-type="string">
            <text:p><text:s/>CTOSJC1434_C002635_PF_JOHNATHAN_SILVA_122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7</text:p>
          </table:table-cell>
          <table:table-cell office:value-type="string" calcext:value-type="string">
            <text:p><text:s/>CTOSJ1437_C029650_PF_JOAO_CRUZ_148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/ 0/8</text:p>
          </table:table-cell>
          <table:table-cell office:value-type="string" calcext:value-type="string">
            <text:p>HV_C010221_GABRIEL_NILO_8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8</text:p>
          </table:table-cell>
          <table:table-cell office:value-type="string" calcext:value-type="string">
            <text:p><text:s text:c="2"/>CTOHV0327_C010863_PF_TATIENE_ALMEIDA_86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8</text:p>
          </table:table-cell>
          <table:table-cell office:value-type="string" calcext:value-type="string">
            <text:p><text:s text:c="2"/>CTOSJC0327_C012231_PF_THEO_SOUZA_74.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8</text:p>
          </table:table-cell>
          <table:table-cell office:value-type="string" calcext:value-type="string">
            <text:p><text:s text:c="2"/>C001580_PJ_ADVOGADO_10X_154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8</text:p>
          </table:table-cell>
          <table:table-cell office:value-type="string" calcext:value-type="string">
            <text:p><text:s text:c="2"/>CTOSJC0328_C020556_MIRELLA_CARVALHO_121.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8</text:p>
          </table:table-cell>
          <table:table-cell office:value-type="string" calcext:value-type="string">
            <text:p><text:s text:c="2"/>CTOSJC0327_C030672_PF_RAUL_ROSSI_148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8</text:p>
          </table:table-cell>
          <table:table-cell office:value-type="string" calcext:value-type="string">
            <text:p><text:s text:c="2"/>CIAPETRO_23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8</text:p>
          </table:table-cell>
          <table:table-cell office:value-type="string" calcext:value-type="string">
            <text:p><text:s text:c="2"/>CTOHV0327_C012991_PF_WILSON_JUNIOR_97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8</text:p>
          </table:table-cell>
          <table:table-cell office:value-type="string" calcext:value-type="string">
            <text:p><text:s text:c="2"/>CTOSJC0327_C021238_PEDRO_SANTOS_132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8</text:p>
          </table:table-cell>
          <table:table-cell office:value-type="string" calcext:value-type="string">
            <text:p><text:s text:c="2"/>CTOSJC0327_C014766_PF_DIEGO_PEREIRA_97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8</text:p>
          </table:table-cell>
          <table:table-cell office:value-type="string" calcext:value-type="string">
            <text:p><text:s text:c="2"/>DMAIS_DISTRIBUIDORA_PETROBRAS_23.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8</text:p>
          </table:table-cell>
          <table:table-cell office:value-type="string" calcext:value-type="string">
            <text:p><text:s text:c="2"/>C014828_MAURICIO_REIS_91.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8</text:p>
          </table:table-cell>
          <table:table-cell office:value-type="string" calcext:value-type="string">
            <text:p><text:s text:c="2"/>CTOSJC0327_C017150_PF_VICTOR_LOPES_115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8</text:p>
          </table:table-cell>
          <table:table-cell office:value-type="string" calcext:value-type="string">
            <text:p><text:s text:c="2"/>CTOSJC0328_C017871_PF_JULIANA_COSTA_115.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8</text:p>
          </table:table-cell>
          <table:table-cell office:value-type="string" calcext:value-type="string">
            <text:p><text:s text:c="2"/>CTOHV0328_C018187_PF_FABIANA_VANDERSTAPPEN_115.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8</text:p>
          </table:table-cell>
          <table:table-cell office:value-type="string" calcext:value-type="string">
            <text:p><text:s text:c="2"/>CTOSJC0327_C018391_PF_PAULO_LAUREANO_75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8</text:p>
          </table:table-cell>
          <table:table-cell office:value-type="string" calcext:value-type="string">
            <text:p><text:s text:c="2"/>CTOSJC0327_C018573_PF_RODRIGO_LESCURA_12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8</text:p>
          </table:table-cell>
          <table:table-cell office:value-type="string" calcext:value-type="string">
            <text:p><text:s text:c="2"/>RUFF_DIST_PETROBRAS_23.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8</text:p>
          </table:table-cell>
          <table:table-cell office:value-type="string" calcext:value-type="string">
            <text:p><text:s text:c="2"/>CTOSJC0327_C029688_PF_GABRIELLA_FERNANDES_148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8</text:p>
          </table:table-cell>
          <table:table-cell office:value-type="string" calcext:value-type="string">
            <text:p><text:s text:c="2"/>CTOSJC0328_C007702_MARIA_MONNERAT_135.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8</text:p>
          </table:table-cell>
          <table:table-cell office:value-type="string" calcext:value-type="string">
            <text:p><text:s text:c="2"/>C000823_000763_DAMA_RIVOLI_13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8</text:p>
          </table:table-cell>
          <table:table-cell office:value-type="string" calcext:value-type="string">
            <text:p><text:s text:c="2"/>B0299_C022655_PJ_ORTOGEO_CENTRO_130.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8</text:p>
          </table:table-cell>
          <table:table-cell office:value-type="string" calcext:value-type="string">
            <text:p><text:s text:c="2"/>NETSUN_COMGAS_VISTA_VERDE_23.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8</text:p>
          </table:table-cell>
          <table:table-cell office:value-type="string" calcext:value-type="string">
            <text:p><text:s text:c="2"/>CTOSJC0328_C026120_PF_ANA_PALAZONI_141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8</text:p>
          </table:table-cell>
          <table:table-cell office:value-type="string" calcext:value-type="string">
            <text:p><text:s text:c="2"/>CTOSJC0327_C030015_PF_GABRIEL_TEIXEIRA_103.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8</text:p>
          </table:table-cell>
          <table:table-cell office:value-type="string" calcext:value-type="string">
            <text:p><text:s text:c="2"/>CTOSJC0327_C003744_PF_ROSINEIDE_HONORIO_148.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8</text:p>
          </table:table-cell>
          <table:table-cell office:value-type="string" calcext:value-type="string">
            <text:p><text:s text:c="2"/>TOBRAS_COMBUSTIVEIS_23.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8</text:p>
          </table:table-cell>
          <table:table-cell office:value-type="string" calcext:value-type="string">
            <text:p><text:s text:c="2"/>COND_VIER_VALE_23.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8</text:p>
          </table:table-cell>
          <table:table-cell office:value-type="string" calcext:value-type="string">
            <text:p><text:s text:c="2"/>SMARTSIGMA_EVENTO_23.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8</text:p>
          </table:table-cell>
          <table:table-cell office:value-type="string" calcext:value-type="string">
            <text:p><text:s text:c="2"/>ARTCON_PREMIUM_68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0/ 0/9</text:p>
          </table:table-cell>
          <table:table-cell office:value-type="string" calcext:value-type="string">
            <text:p>CENTER_VALE_PJ_MARIA_LIV_BRI_23.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CENTER_VALE_PJ_SMARTFIT_23.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CTOSJC0883_PF_FERNANDO_CUNHA_117.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CTOSJC0538_C019894_PF_MARIANA_TARIFA_10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CTOSJC0537_C018890_JHENIFFER_GURGEL_120.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JAZ_CENIRA_ROCHA_43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CTOSJC0884_C029401_PF_ESTHER_GIMENEZ_141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CTOSJC0537_C019181_PF_KARINA_AMORIM_126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CTOSJC0537_C020171_PF_AMANDA_MORAES_126.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CTOSJC0538_C022340_PF_LETICIA_CASTRO_137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JAZ_VALDEMBERG_VIANA_43.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VV_APARECIDA_SILVA_43.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C006884_LUIZ_MONTEIRO_91.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VV_C006379_CLAUDIO_NASCIMENTO_43.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CTOSJC0882_C022285_PF_JOSELIA_DIAS_137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CTOSJC0884_C021273_PF_ONEIDA_RODRIGUES_133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VV_C008113_DAVI_SILVA_77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VV_C008976_SILVIO_ROCHA_77.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CTOVV0014_C009200_PF_JULIO_FARO_77.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CTOVVSJC0014_C004606_PF_LUCAS_MESQUITA_77.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CTOSJC0883_C030908_PF_DAYANI_MIRA_14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JAZ_C010222_ANTNIO_ARAUJO_77.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JAZ_C002624_GUILHERME_MORAES_30.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CTOSJC0538_C010152_EDUARDO_MORAES_77.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CTOSJC0537_C030375_PF_KASSIO_FONSECA_151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JAZ_C011254_LUCIANNE_NOVAES_91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JAZ_C012276_LUCIANA_BARBI2_138.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JAZ_C012269_EWERTON_MACHADO_91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VV_C008535_PF_MURILO_SILVA_75.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CTOSJC0451_C012750_PF_ELOY_OLIVEIRA_74.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CTOSJC0538_C030996_PF_ANA_MOURA_110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JAZ_C003840_CONDOMINIO_AZUL_91.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CTOSJC0451_C013342_ANA_XAVIER_91.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CTOSJC0882_C022671_PF_ANA_ZANDONADI_108.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VV_C014275_TAMIRES_LOPES_91.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CTOSJC0451_C014658_PF_FABIO_SOUZA_91.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CTOSJC0014_RAFAEL_MASSUNAGA_43.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CTOSJC0014_C015066_PF_CESAR_PEREIRA_91.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CTOSJC0537_C015644_PF_PEDRO_TAKAHASHI_46.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CTOSJC0884_C022959_PF_MARIA_MOREIRA_134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CTOSJC0884_C029984_PF_JOAO_AURICHIO_148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CTOSJC0538_C030241_PF_JANICE_SORENSEN_153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C015893_GERSON_SOLDI_91.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CTOSJC0451_C016229_PF_MATEUS_PELLEGRINO_91.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VV_C016136_GISLAINE_SIQUEIRA_91.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CTORH0451_C002134_PF_REDENTOR_BUSINESS_91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CTOSJC0538_C030765_PF_JOSE_JUNIOR_148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C016542_PATRICIA_RODRIGUES_109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CTOSJC0451_C016630_PF_LUCAS_SILVA_109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CTOSJC0014_C016813_PF_LILIAN_PRATES_115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CTOSJC0884_C030710_PF_JORGE_MATAVELE_148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CTOSJC0538_C031007_PF_LUCAS_VIOTTO_156.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CTOSJC0451_C017211_PF_BEATRIZ_CASTELLANI_109.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CTOSJC0884_C017546_PF_VINICIUS_RIBEIRO_109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CTOSJC0538_C018063_PF_MARCIO_MATHIAS_11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CTOSJC0884_C031792_PF_CELIA_FRAGALLO_148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CENTERVALE_PJ_C022833_025528_LIVRARIA_LEITURA_</text:p>
          </table:table-cell>
          <table:table-cell office:value-type="string" calcext:value-type="string">
            <text:p>130.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CENTERVALE_PJ_C000795_001158_ADMINISTRACAO_130</text:p>
          </table:table-cell>
          <table:table-cell office:value-type="string" calcext:value-type="string">
            <text:p>.148</text:p>
          </table:table-cell>
          <table:table-cell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CTOSJC0882_C026016_PF_PEDRO_CAVALCANTE_142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CTOSJC0537_C028727_PF_FLAVIO_PALEARE_142.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CTOSJC0882_C028866_PF_JULIO_BECKER_140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CTOSJC0537_C011065_ANA_GUARDIANO_91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CTOSJC0884_C029131_PF_THIAGO_COSTA_148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CTOSJC0882_C029147_PF_TUANNY_DIAS_148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9</text:p>
          </table:table-cell>
          <table:table-cell office:value-type="string" calcext:value-type="string">
            <text:p><text:s/>CTOSJC0883_C006362_PF_LINDOMAR_FERREIRA_148.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0/ 0/10</text:p>
          </table:table-cell>
          <table:table-cell office:value-type="string" calcext:value-type="string">
            <text:p>CDR_MARIA_BARROS_32.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R_C023160_EDUARDO_MARQUES_32.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TOSJC0340_C020958_PF_VINICIUS_CALHEIROS_109.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R_JEIZELANE_DIAS_32.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TOSJC0334_C015329_PF_ERICK_STABENOW_91.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R_SORAYA_PAULA_32.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TOSJC0335_C028297_PF_BRUNO_FERREIRA_110.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R_ROSELI_RODRIGUES_32.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TOSJC0338_C002405_PF_MIRIAM_PEREIRA_91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R_LEANDRO_TEIXEIRA_32.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TOSJC0339_C031536_PF_BRUNO_SIQUEIRA_157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TOSJC0338_C016054_PF_EUNICE_DEMETRIO_91.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R_TADEU_TAZINATO_32_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R_C003890_OCIMAR_SANTOS_32.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TOSJC0336_C018452_PF_LEANDRO_FANTINELLI_109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TOSJC0337_C018535_PF_DANIEL_CARVALHO_91.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R_LEONARDO_VICENTE_32.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TOSJC0333_C019116_DARIANA_MORAES_121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TOSJC0337_C017239_PF_DENNIS_MARTINS2_121.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R_RITA_PEREIRA_43.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TOSJC0340_C013763_PF_RAPHAEL_OLIVEIRA_91.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R_C006682_TANIA_SANTOS_43.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R_C006689_CARLOS_BARBOSA_43.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R_C006509_MARCO_CHAVES_43.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R_C006730_RENAN_PEREIRA_43.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R_C006899_MATHEUS_COELHO_43.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TOSJC0335_C030076_PF_THATIANE_SILVA_141.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TOSJC0338_C031123_PF_EDUARDO_FERREIRA_148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TOSJC0340_C015626_PF_SONIA_BASSO_91.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R_C008990_HILDEBRANDO_RIBEIRO_77.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R_C009074_WALTER_CASCARDO_77.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TOSJC0335_C019763_PF_JEAN_RODRIGUES_109.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R_C010890_MAIRA_RIBEIRO_74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TOSJC0337_C016040_PF_EVERTON_SILVA_91.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R_C011054_JOAO_MATA_91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TOCR0385_C011059_PF_RENATO_MARTINS_91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TOCR0337_C011544_PF_THALINE_GONCALVES_91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TOCR0335_C011581_PF_FLAVIA_MALTA_91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TOCR0340_C011846_PF_LEONARDO_SILVA_91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TOSJC0333_C012933_PF_BRENDA_SILVA_91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TOCR0334_C012930_PF_LUCIA_SANTOS_91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TOSJC0339_C012951_PF_MARCELO_ASSIS_9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TOSJC0335_C013032_PF_JOAO_SIMES_91.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TOSJC0339_C013495_PF_ARIEL_ANDRADE_91.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TOCR0338_C013686_PF_GABRIELA_SOUZA_91.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TOSJC0339_C014566_PF_ROGERIO_SCALOPPE_91.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TOSJC0333_C016090_PF_LETICIA_YANAGUYA_91.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TOSJC0336_C016215_PF_BRUNA_SILVA_91.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TOSJC0338_C016264_PF_JOSE_CAMPOS_91.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TOSJC0338_C016300_PF_FELIPE_SILVA_91.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TOSJC0336_C016353_PF_GUSTAVO_FONSECA_91.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TOSJC0338_C015994_PF_ROGERIO_OLIVEIRA_91.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TOSJC0337_C021446_PF_HEITOR_SILVA_135.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TOSJC0338_C016905_PF_MARGARETE_SUGUIEDA_109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TOSJC0333_C016870_PF_GUILHERME_MOREIRA_109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TOSJC0337_C025941_PF_ALEKSANDRO_SANTOS_110.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TOSJC0333_C015659_PF_FABIO_SANTOS_104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TOCR0333_C013184_PF_PRISCYLA_GOUVEIA_97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TOSJC0340_C020018_PF_FELIPE_SILVA_126.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TOSJC0333_C021672_GABRIEL_OLIVEIRA_135.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TOSJC0334_C022343_PF_JOILSON_MORAIS_133.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TOSJC0335_C022348_PF_JOSE_SANTOS_133.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TOSJC0333_C022495_PF_BRUNO_CARDOZO_137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TOSJC0333_C023114_PF_REGINA_CUNHA_108.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TOSJC0338_C026019_PF_ALVARO_SANTOS_142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TOSJC0335_C028591_PF_JUCIMARA_PAULA_141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TOSJC0305_C028805_PF_EDNILSON_CAVACO_108.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TOSJC0334_C032392_PF_LEONARDO_MARCELINO_148.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TOSJC0340_C030508_PF_PEDRO_SANTOS_148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TOSJC0337_C032054_PF_PAULO_SILVA_148.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TOSJC0336_C032177_PF_ROGERIO_PALOMBA_148.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0</text:p>
          </table:table-cell>
          <table:table-cell office:value-type="string" calcext:value-type="string">
            <text:p><text:s text:c="2"/>CTOSJC0333_C032262_PF_GUILHERME_SILIS_148.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/ 0/11</text:p>
          </table:table-cell>
          <table:table-cell office:value-type="string" calcext:value-type="string">
            <text:p>C019738_PJ_EVENTO_PRODUCAO_SM_68.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1</text:p>
          </table:table-cell>
          <table:table-cell office:value-type="string" calcext:value-type="string">
            <text:p><text:s text:c="2"/>C001688_022427_PJ_SCORPION_RES_EUROPA_13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1</text:p>
          </table:table-cell>
          <table:table-cell office:value-type="string" calcext:value-type="string">
            <text:p><text:s text:c="2"/>C017766_023448_PJ_FELIX_OPTICAL2_130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1</text:p>
          </table:table-cell>
          <table:table-cell office:value-type="string" calcext:value-type="string">
            <text:p><text:s text:c="2"/>C020525_PJ_MEGA_ENGENHARIA_13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1</text:p>
          </table:table-cell>
          <table:table-cell office:value-type="string" calcext:value-type="string">
            <text:p><text:s text:c="2"/>C004075_023970_PJ_WCS_DROGARAIA_130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1</text:p>
          </table:table-cell>
          <table:table-cell office:value-type="string" calcext:value-type="string">
            <text:p><text:s text:c="2"/>C019587_PJ_TEGMA_GESTAO_13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0/ 0/12</text:p>
          </table:table-cell>
          <table:table-cell office:value-type="string" calcext:value-type="string">
            <text:p>ADM_VALE_SUL_23.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2</text:p>
          </table:table-cell>
          <table:table-cell office:value-type="string" calcext:value-type="string">
            <text:p><text:s/>PLANI_VALE_SUL_23.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2</text:p>
          </table:table-cell>
          <table:table-cell office:value-type="string" calcext:value-type="string">
            <text:p><text:s/>CVC_SHOPPING_VALE_SUL_23.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2</text:p>
          </table:table-cell>
          <table:table-cell office:value-type="string" calcext:value-type="string">
            <text:p><text:s/>KINOPLEX_VALE_SUL_23.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2</text:p>
          </table:table-cell>
          <table:table-cell office:value-type="string" calcext:value-type="string">
            <text:p><text:s/>STARBUCKS_VALE_SUL_23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2</text:p>
          </table:table-cell>
          <table:table-cell office:value-type="string" calcext:value-type="string">
            <text:p><text:s/>CIPAX_SATELITE_68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/ 0/13</text:p>
          </table:table-cell>
          <table:table-cell office:value-type="string" calcext:value-type="string">
            <text:p>INO_VITOR_SOUSA_32.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3</text:p>
          </table:table-cell>
          <table:table-cell office:value-type="string" calcext:value-type="string">
            <text:p><text:s text:c="2"/>IN_ANTONIO_ROCHA_32.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3</text:p>
          </table:table-cell>
          <table:table-cell office:value-type="string" calcext:value-type="string">
            <text:p><text:s text:c="2"/>IN_HELTON_DIAS_32.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3</text:p>
          </table:table-cell>
          <table:table-cell office:value-type="string" calcext:value-type="string">
            <text:p><text:s text:c="2"/>IN_C029943_DIOGO_ROMAN_77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3</text:p>
          </table:table-cell>
          <table:table-cell office:value-type="string" calcext:value-type="string">
            <text:p><text:s text:c="2"/>IN_C016455_EDILAINE_MUNIZ_10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3</text:p>
          </table:table-cell>
          <table:table-cell office:value-type="string" calcext:value-type="string">
            <text:p><text:s text:c="2"/>IN_FERNANDO_RESCK_32.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3</text:p>
          </table:table-cell>
          <table:table-cell office:value-type="string" calcext:value-type="string">
            <text:p><text:s text:c="2"/>IN_FABIO_RENNO_32.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3</text:p>
          </table:table-cell>
          <table:table-cell office:value-type="string" calcext:value-type="string">
            <text:p><text:s text:c="2"/>IN_LENY_LEITE_32.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3</text:p>
          </table:table-cell>
          <table:table-cell office:value-type="string" calcext:value-type="string">
            <text:p><text:s text:c="2"/>IN_C009416_RODRIGO_CUNHA_77.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3</text:p>
          </table:table-cell>
          <table:table-cell office:value-type="string" calcext:value-type="string">
            <text:p><text:s text:c="2"/>IN_C005972_MEIRE_SANTOS_43.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3</text:p>
          </table:table-cell>
          <table:table-cell office:value-type="string" calcext:value-type="string">
            <text:p><text:s text:c="2"/>IN_C030083_NORMA_MATHIAS_108.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3</text:p>
          </table:table-cell>
          <table:table-cell office:value-type="string" calcext:value-type="string">
            <text:p><text:s text:c="2"/>IN_C003406_EDIFICIO_INNOVARE_77.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3</text:p>
          </table:table-cell>
          <table:table-cell office:value-type="string" calcext:value-type="string">
            <text:p><text:s text:c="2"/>IN_C015421_VIVIANY_SILVA_91.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3</text:p>
          </table:table-cell>
          <table:table-cell office:value-type="string" calcext:value-type="string">
            <text:p><text:s text:c="2"/>IN_C016885_VALERIA_BORILLO_109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3</text:p>
          </table:table-cell>
          <table:table-cell office:value-type="string" calcext:value-type="string">
            <text:p><text:s text:c="2"/>IN_C017827_MARCELO_SUDO_109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3</text:p>
          </table:table-cell>
          <table:table-cell office:value-type="string" calcext:value-type="string">
            <text:p><text:s text:c="2"/>IN_C018068_VIVIAN_TAKASAKI_109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3</text:p>
          </table:table-cell>
          <table:table-cell office:value-type="string" calcext:value-type="string">
            <text:p><text:s text:c="2"/>IN_C019816_RODOLFO_SOUZA_121.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/ 0/14</text:p>
          </table:table-cell>
          <table:table-cell office:value-type="string" calcext:value-type="string">
            <text:p>FLAM_FABIO_MEDEIROS_32.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4</text:p>
          </table:table-cell>
          <table:table-cell office:value-type="string" calcext:value-type="string">
            <text:p><text:s text:c="2"/>BF_REISLA_CHAVES_32.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4</text:p>
          </table:table-cell>
          <table:table-cell office:value-type="string" calcext:value-type="string">
            <text:p><text:s text:c="2"/>FLAM_ANDREIA_COSTA_32.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4</text:p>
          </table:table-cell>
          <table:table-cell office:value-type="string" calcext:value-type="string">
            <text:p><text:s text:c="2"/>FLAM_HELDER_OLIVEIRA_32.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4</text:p>
          </table:table-cell>
          <table:table-cell office:value-type="string" calcext:value-type="string">
            <text:p><text:s text:c="2"/>BF_EDIFICIO_BOULEVARD_FLAMBOYANT_32.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4</text:p>
          </table:table-cell>
          <table:table-cell office:value-type="string" calcext:value-type="string">
            <text:p><text:s text:c="2"/>FLAM_FRANCISCO_DANTAS_32.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4</text:p>
          </table:table-cell>
          <table:table-cell office:value-type="string" calcext:value-type="string">
            <text:p><text:s text:c="2"/>ATT_C025961_THAIS_CAMPOS_103.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4</text:p>
          </table:table-cell>
          <table:table-cell office:value-type="string" calcext:value-type="string">
            <text:p><text:s text:c="2"/>FLAM_LUCAS_BRANCO_32.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4</text:p>
          </table:table-cell>
          <table:table-cell office:value-type="string" calcext:value-type="string">
            <text:p><text:s text:c="2"/>FLAM_NICOLY_CHAGAS32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4</text:p>
          </table:table-cell>
          <table:table-cell office:value-type="string" calcext:value-type="string">
            <text:p><text:s text:c="2"/>BF_ALEXANDRE_PENTEADO_32.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4</text:p>
          </table:table-cell>
          <table:table-cell office:value-type="string" calcext:value-type="string">
            <text:p><text:s text:c="2"/>FLAM_LEILIANE_CUNHA_32.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4</text:p>
          </table:table-cell>
          <table:table-cell office:value-type="string" calcext:value-type="string">
            <text:p><text:s text:c="2"/>FLAM_LISA_YE_32.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4</text:p>
          </table:table-cell>
          <table:table-cell office:value-type="string" calcext:value-type="string">
            <text:p><text:s text:c="2"/>FLAM_AUGUSTO_NETO_43.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4</text:p>
          </table:table-cell>
          <table:table-cell office:value-type="string" calcext:value-type="string">
            <text:p><text:s text:c="2"/>CTOSJC0445_C019226_MARIA_NOVAES_121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4</text:p>
          </table:table-cell>
          <table:table-cell office:value-type="string" calcext:value-type="string">
            <text:p><text:s text:c="2"/>ATT_C029852_HERIVELTO_ROCHA_148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4</text:p>
          </table:table-cell>
          <table:table-cell office:value-type="string" calcext:value-type="string">
            <text:p><text:s text:c="2"/>CTOSJC0455_C020164_GABRIEL_TAKARA_117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4</text:p>
          </table:table-cell>
          <table:table-cell office:value-type="string" calcext:value-type="string">
            <text:p><text:s text:c="2"/>FLAM_BOULEVARD_FLAMBOYANT_4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4</text:p>
          </table:table-cell>
          <table:table-cell office:value-type="string" calcext:value-type="string">
            <text:p><text:s text:c="2"/>ATT_C014953_MATHEUS_ROLIM_77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4</text:p>
          </table:table-cell>
          <table:table-cell office:value-type="string" calcext:value-type="string">
            <text:p><text:s text:c="2"/>FLAM_FELIPE_SILVA_43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4</text:p>
          </table:table-cell>
          <table:table-cell office:value-type="string" calcext:value-type="string">
            <text:p><text:s text:c="2"/>CTOSJC0446_C021614_PF_ROSA_JARDIM_132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4</text:p>
          </table:table-cell>
          <table:table-cell office:value-type="string" calcext:value-type="string">
            <text:p><text:s text:c="2"/>FLAM_EMERSON_JUNIOR_43.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4</text:p>
          </table:table-cell>
          <table:table-cell office:value-type="string" calcext:value-type="string">
            <text:p><text:s text:c="2"/>ATT_RODRIGO_SILVA_43.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4</text:p>
          </table:table-cell>
          <table:table-cell office:value-type="string" calcext:value-type="string">
            <text:p><text:s text:c="2"/>ATT_C013521_MARCOS_RABELO_31.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4</text:p>
          </table:table-cell>
          <table:table-cell office:value-type="string" calcext:value-type="string">
            <text:p><text:s text:c="2"/>FLAM_C009794_ABRAAO_MOREIRA_77.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4</text:p>
          </table:table-cell>
          <table:table-cell office:value-type="string" calcext:value-type="string">
            <text:p><text:s text:c="2"/>CTOSJC0048_C021764_PF_AUREA_PEREIRA_126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4</text:p>
          </table:table-cell>
          <table:table-cell office:value-type="string" calcext:value-type="string">
            <text:p><text:s text:c="2"/>ATT_C010232_ARNALDO_LEITE_77.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4</text:p>
          </table:table-cell>
          <table:table-cell office:value-type="string" calcext:value-type="string">
            <text:p><text:s text:c="2"/>CTOSJC0447_C017298_PF_HEITOR_RIBEIRO_37.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4</text:p>
          </table:table-cell>
          <table:table-cell office:value-type="string" calcext:value-type="string">
            <text:p><text:s text:c="2"/>ATT_CLAUDIA_VIEIRA_43.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4</text:p>
          </table:table-cell>
          <table:table-cell office:value-type="string" calcext:value-type="string">
            <text:p><text:s text:c="2"/>FLAM_NADIA_BARBOSA_43.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4</text:p>
          </table:table-cell>
          <table:table-cell office:value-type="string" calcext:value-type="string">
            <text:p><text:s text:c="2"/>ATT_KARLLA_BARBOSA_43.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4</text:p>
          </table:table-cell>
          <table:table-cell office:value-type="string" calcext:value-type="string">
            <text:p><text:s text:c="2"/>CTOSJC0448_C015161_PF_JULIANO_OLIVEIRA_91.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4</text:p>
          </table:table-cell>
          <table:table-cell office:value-type="string" calcext:value-type="string">
            <text:p><text:s text:c="2"/>CTOSJC0448_C015779_PF_JOAO_NETO_37.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4</text:p>
          </table:table-cell>
          <table:table-cell office:value-type="string" calcext:value-type="string">
            <text:p><text:s text:c="2"/>CTOSJC0448_C021113_PF_ZILMA_CARDOSO_138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4</text:p>
          </table:table-cell>
          <table:table-cell office:value-type="string" calcext:value-type="string">
            <text:p><text:s text:c="2"/>FLAM_C006441_ALENCAR_MARCOS_43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4</text:p>
          </table:table-cell>
          <table:table-cell office:value-type="string" calcext:value-type="string">
            <text:p><text:s text:c="2"/>FLAM_C006801_TIAGO_GOMES_43.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4</text:p>
          </table:table-cell>
          <table:table-cell office:value-type="string" calcext:value-type="string">
            <text:p><text:s text:c="2"/>FLAM_C006846_JOSE_HYRATA_43.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4</text:p>
          </table:table-cell>
          <table:table-cell office:value-type="string" calcext:value-type="string">
            <text:p><text:s text:c="2"/>CTOSJC0446_C003374_PF_FRANCISCO_DANTAS_2_37.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<text:s text:c="2"/>0/ 0/14</text:p>
          </table:table-cell>
          <table:table-cell office:value-type="string" calcext:value-type="string">
            <text:p><text:s text:c="2"/>FLAM_C007103_LUIZ_CAMILLO_43.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4</text:p>
          </table:table-cell>
          <table:table-cell office:value-type="string" calcext:value-type="string">
            <text:p><text:s text:c="2"/>FLAM_C003231_CLAUDIO_OLIVEIRA_32.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4</text:p>
          </table:table-cell>
          <table:table-cell office:value-type="string" calcext:value-type="string">
            <text:p><text:s text:c="2"/>ATT_C018178_JULIANA_FRANCISCO_109.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4</text:p>
          </table:table-cell>
          <table:table-cell office:value-type="string" calcext:value-type="string">
            <text:p><text:s text:c="2"/>RH_C009516_MARINA_SILVA_77.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4</text:p>
          </table:table-cell>
          <table:table-cell office:value-type="string" calcext:value-type="string">
            <text:p><text:s text:c="2"/>FLAM_C006906_FABIANO_NUNES_43.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4</text:p>
          </table:table-cell>
          <table:table-cell office:value-type="string" calcext:value-type="string">
            <text:p><text:s text:c="2"/>CTOSJC0463_C014375_PF_BIANCA_TREVISAN_91.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4</text:p>
          </table:table-cell>
          <table:table-cell office:value-type="string" calcext:value-type="string">
            <text:p><text:s text:c="2"/>ATT_C028143_BRUNO_CULLEN_137.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4</text:p>
          </table:table-cell>
          <table:table-cell office:value-type="string" calcext:value-type="string">
            <text:p><text:s text:c="2"/>CTOSJC0446_C032474_PF_MARCELO_DANTAS_159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4</text:p>
          </table:table-cell>
          <table:table-cell office:value-type="string" calcext:value-type="string">
            <text:p><text:s text:c="2"/>CTOSJC0446_C012864_PF_NICOLE_OLIVEIRA_110.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4</text:p>
          </table:table-cell>
          <table:table-cell office:value-type="string" calcext:value-type="string">
            <text:p><text:s text:c="2"/>CTOSJC0448_C028451_PF_SAULO_PEREIRA_132.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4</text:p>
          </table:table-cell>
          <table:table-cell office:value-type="string" calcext:value-type="string">
            <text:p><text:s text:c="2"/>CTOSJC0446_C028766_PF_DILSON_PANISIO_103.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4</text:p>
          </table:table-cell>
          <table:table-cell office:value-type="string" calcext:value-type="string">
            <text:p><text:s text:c="2"/>FLAM_C010363_LAFAYETE_FRANCA_77.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4</text:p>
          </table:table-cell>
          <table:table-cell office:value-type="string" calcext:value-type="string">
            <text:p><text:s text:c="2"/>RH_C011010_MARCELO_ALVES_9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4</text:p>
          </table:table-cell>
          <table:table-cell office:value-type="string" calcext:value-type="string">
            <text:p><text:s text:c="2"/>FLAM_C011119_MIRIAM_FERREIRA_91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4</text:p>
          </table:table-cell>
          <table:table-cell office:value-type="string" calcext:value-type="string">
            <text:p><text:s text:c="2"/>CTOSJC0441_C031847_PF_LARISSA_CABRAL_159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4</text:p>
          </table:table-cell>
          <table:table-cell office:value-type="string" calcext:value-type="string">
            <text:p><text:s text:c="2"/>FLAM_C011389_JOSE_FILHO_91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4</text:p>
          </table:table-cell>
          <table:table-cell office:value-type="string" calcext:value-type="string">
            <text:p><text:s text:c="2"/>CTOSJC0448_C022506_PF_DENYS_BRANDAO_137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4</text:p>
          </table:table-cell>
          <table:table-cell office:value-type="string" calcext:value-type="string">
            <text:p><text:s text:c="2"/>FLAM_C011770_GIOVANNA_ZAMBOIM_91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4</text:p>
          </table:table-cell>
          <table:table-cell office:value-type="string" calcext:value-type="string">
            <text:p><text:s text:c="2"/>RH_C011520_CINTIA_SANTOS_91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4</text:p>
          </table:table-cell>
          <table:table-cell office:value-type="string" calcext:value-type="string">
            <text:p><text:s text:c="2"/>ATT_C011521_MARIA_DIAS_91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/ 0/15</text:p>
          </table:table-cell>
          <table:table-cell office:value-type="string" calcext:value-type="string">
            <text:p>CTOSJC0429_C022663_PF_NATALIE_ESKELSEN_132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5</text:p>
          </table:table-cell>
          <table:table-cell office:value-type="string" calcext:value-type="string">
            <text:p><text:s text:c="2"/>CTOSJC0430_C020686_PF_FERNANDA_FARO_135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5</text:p>
          </table:table-cell>
          <table:table-cell office:value-type="string" calcext:value-type="string">
            <text:p><text:s text:c="2"/>FLAM_JOYCE_SOUZA_32.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5</text:p>
          </table:table-cell>
          <table:table-cell office:value-type="string" calcext:value-type="string">
            <text:p><text:s text:c="2"/>CTOSJC0436_C019445_PF_DIEGO_PADOVAM_91.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5</text:p>
          </table:table-cell>
          <table:table-cell office:value-type="string" calcext:value-type="string">
            <text:p><text:s text:c="2"/>CTOSJC0438_C021418_PF_NIKOLLY_SILVA_132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5</text:p>
          </table:table-cell>
          <table:table-cell office:value-type="string" calcext:value-type="string">
            <text:p><text:s text:c="2"/>FLAM_DIANE_TRINDADE_32.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5</text:p>
          </table:table-cell>
          <table:table-cell office:value-type="string" calcext:value-type="string">
            <text:p><text:s text:c="2"/>CTOSJC0429_C013117_PF_RAFAELA_YAMAGUTI_91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5</text:p>
          </table:table-cell>
          <table:table-cell office:value-type="string" calcext:value-type="string">
            <text:p><text:s text:c="2"/>CTOSJC0432_C026295_PF_NILTON_JUNIOR_110.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5</text:p>
          </table:table-cell>
          <table:table-cell office:value-type="string" calcext:value-type="string">
            <text:p><text:s text:c="2"/>CTOFLAM0429_C012659_PF_LEONARDO_FARIA_86.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5</text:p>
          </table:table-cell>
          <table:table-cell office:value-type="string" calcext:value-type="string">
            <text:p><text:s text:c="2"/>CTOSJC0429_C019661_BEATRIZ_PEREIRA_121.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5</text:p>
          </table:table-cell>
          <table:table-cell office:value-type="string" calcext:value-type="string">
            <text:p><text:s text:c="2"/>CTOSJC0435_C014066_PF_ERIKA_CARNEIRO_91.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5</text:p>
          </table:table-cell>
          <table:table-cell office:value-type="string" calcext:value-type="string">
            <text:p><text:s text:c="2"/>FLAM_WILSON_JUNIOR_32.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5</text:p>
          </table:table-cell>
          <table:table-cell office:value-type="string" calcext:value-type="string">
            <text:p><text:s text:c="2"/>CTOSJC0436_C022099_LUCIO_FERNANDES_110.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5</text:p>
          </table:table-cell>
          <table:table-cell office:value-type="string" calcext:value-type="string">
            <text:p><text:s text:c="2"/>FLAM_PAOLA_ELACHE_43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5</text:p>
          </table:table-cell>
          <table:table-cell office:value-type="string" calcext:value-type="string">
            <text:p><text:s text:c="2"/>CTOSJC0438_C016258_PF_THIAGO_VITOR_104.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5</text:p>
          </table:table-cell>
          <table:table-cell office:value-type="string" calcext:value-type="string">
            <text:p><text:s text:c="2"/>FLAM_ROSELI_SANTOS_43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5</text:p>
          </table:table-cell>
          <table:table-cell office:value-type="string" calcext:value-type="string">
            <text:p><text:s text:c="2"/>CTOSJC0435_C031631_PF_ANDREA_NASCIMENTO_122.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5</text:p>
          </table:table-cell>
          <table:table-cell office:value-type="string" calcext:value-type="string">
            <text:p><text:s text:c="2"/>CTOSJC0432_C021164_PF_JUCILENE_ANDRADE_135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5</text:p>
          </table:table-cell>
          <table:table-cell office:value-type="string" calcext:value-type="string">
            <text:p><text:s text:c="2"/>CTOSJC0436_C029434_PF_LUIZ_GUADANUCCI_122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5</text:p>
          </table:table-cell>
          <table:table-cell office:value-type="string" calcext:value-type="string">
            <text:p><text:s text:c="2"/>FLAM_MAURICIO_FERNANDES_43.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5</text:p>
          </table:table-cell>
          <table:table-cell office:value-type="string" calcext:value-type="string">
            <text:p><text:s text:c="2"/>CTOSJC0429_C016224_PF_ANNA_WLUDARSKI_91.2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5</text:p>
          </table:table-cell>
          <table:table-cell office:value-type="string" calcext:value-type="string">
            <text:p><text:s text:c="2"/>CTOSJC0432_C010258_PF_CARLOS_SILVA_77.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5</text:p>
          </table:table-cell>
          <table:table-cell office:value-type="string" calcext:value-type="string">
            <text:p><text:s text:c="2"/>CTOSJC0438_C031943_PF_ALEX_DIAS_159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5</text:p>
          </table:table-cell>
          <table:table-cell office:value-type="string" calcext:value-type="string">
            <text:p><text:s text:c="2"/>CTOSJC0438_C032772_PF_EDUARDO_COSTA_159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5</text:p>
          </table:table-cell>
          <table:table-cell office:value-type="string" calcext:value-type="string">
            <text:p><text:s text:c="2"/>FLAM_JEFFERSON_ARAUJO_43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5</text:p>
          </table:table-cell>
          <table:table-cell office:value-type="string" calcext:value-type="string">
            <text:p><text:s text:c="2"/>FLAM_ADONIS_SILVA_43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5</text:p>
          </table:table-cell>
          <table:table-cell office:value-type="string" calcext:value-type="string">
            <text:p><text:s text:c="2"/>CTOSJC0436_C031029_PF_CAMILA_ANDRADE_152.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5</text:p>
          </table:table-cell>
          <table:table-cell office:value-type="string" calcext:value-type="string">
            <text:p><text:s text:c="2"/>FLAM_SUELI_MARTINS_43.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5</text:p>
          </table:table-cell>
          <table:table-cell office:value-type="string" calcext:value-type="string">
            <text:p><text:s text:c="2"/>CTOSJC0435_C017214_PF_RUAN_MELO_109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5</text:p>
          </table:table-cell>
          <table:table-cell office:value-type="string" calcext:value-type="string">
            <text:p><text:s text:c="2"/>FLAM_JOAO_PEREIRA_43.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5</text:p>
          </table:table-cell>
          <table:table-cell office:value-type="string" calcext:value-type="string">
            <text:p><text:s text:c="2"/>CTOSJC0438_C030299_PF_LUZIGLE_SEVERINO_122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5</text:p>
          </table:table-cell>
          <table:table-cell office:value-type="string" calcext:value-type="string">
            <text:p><text:s text:c="2"/>FLAM_FERNANDA_PEREIRA_43.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5</text:p>
          </table:table-cell>
          <table:table-cell office:value-type="string" calcext:value-type="string">
            <text:p><text:s text:c="2"/>CTOSJC0437_C023088_PF_CLEYDE_KAWANO_132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5</text:p>
          </table:table-cell>
          <table:table-cell office:value-type="string" calcext:value-type="string">
            <text:p><text:s text:c="2"/>FLAM_JEFFERSON_GOMES_43.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5</text:p>
          </table:table-cell>
          <table:table-cell office:value-type="string" calcext:value-type="string">
            <text:p><text:s text:c="2"/>CTOSJC0429_C023169_PF_MARIA_SANTOS_132.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5</text:p>
          </table:table-cell>
          <table:table-cell office:value-type="string" calcext:value-type="string">
            <text:p><text:s text:c="2"/>CTOSJC0438_C016829_PF_LUCIANA_PAULA_37.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5</text:p>
          </table:table-cell>
          <table:table-cell office:value-type="string" calcext:value-type="string">
            <text:p><text:s text:c="2"/>FLAM_C006877_GEOVANA_MORAES_43.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5</text:p>
          </table:table-cell>
          <table:table-cell office:value-type="string" calcext:value-type="string">
            <text:p><text:s text:c="2"/>FLAM_C007173_YAGO_MARTIN_43.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5</text:p>
          </table:table-cell>
          <table:table-cell office:value-type="string" calcext:value-type="string">
            <text:p><text:s text:c="2"/>CTOSJC0436_C030547_PF_AMANDA_ALMEIDA_122.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5</text:p>
          </table:table-cell>
          <table:table-cell office:value-type="string" calcext:value-type="string">
            <text:p><text:s text:c="2"/>FLAM_C009587_JOAO_ALVES_77.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5</text:p>
          </table:table-cell>
          <table:table-cell office:value-type="string" calcext:value-type="string">
            <text:p><text:s text:c="2"/>CTOSJC0429_C031203_PF_MAGDA_SILVA_122.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5</text:p>
          </table:table-cell>
          <table:table-cell office:value-type="string" calcext:value-type="string">
            <text:p><text:s text:c="2"/>FLAM_C010260_MICHELLE_SANTOS_77.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5</text:p>
          </table:table-cell>
          <table:table-cell office:value-type="string" calcext:value-type="string">
            <text:p><text:s text:c="2"/>CTOSJC0438_C032040_PF_PIETRA_SIGNORI_159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5</text:p>
          </table:table-cell>
          <table:table-cell office:value-type="string" calcext:value-type="string">
            <text:p><text:s text:c="2"/>CTOSJC0437_C030075_PF_FLAVIA_MOTTA_103.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5</text:p>
          </table:table-cell>
          <table:table-cell office:value-type="string" calcext:value-type="string">
            <text:p><text:s text:c="2"/>CTOSJC0435_C030312_PF_REGIANE_HORACIO_140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5</text:p>
          </table:table-cell>
          <table:table-cell office:value-type="string" calcext:value-type="string">
            <text:p><text:s text:c="2"/>CTOSJC0436_C030320_PF_KLEITON_MIRANDA_140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5</text:p>
          </table:table-cell>
          <table:table-cell office:value-type="string" calcext:value-type="string">
            <text:p><text:s text:c="2"/>CTOSJC0429_C032084_PF_PATRICIA_ALMEIDA_159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5</text:p>
          </table:table-cell>
          <table:table-cell office:value-type="string" calcext:value-type="string">
            <text:p><text:s text:c="2"/>CTOSJC0429_C018607_GABRIELA_FERREIRA_120.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5</text:p>
          </table:table-cell>
          <table:table-cell office:value-type="string" calcext:value-type="string">
            <text:p><text:s text:c="2"/>CTOSJC0432_C003525_PF_FLAMBOYANT_PORTARIA_109.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<text:s text:c="2"/>0/ 0/15</text:p>
          </table:table-cell>
          <table:table-cell office:value-type="string" calcext:value-type="string">
            <text:p><text:s text:c="2"/>FLAM_C010334_NERCI_OLIVEIRA_77.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5</text:p>
          </table:table-cell>
          <table:table-cell office:value-type="string" calcext:value-type="string">
            <text:p><text:s text:c="2"/>FLAM_C010474_JULIANO_BALATORI_77.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5</text:p>
          </table:table-cell>
          <table:table-cell office:value-type="string" calcext:value-type="string">
            <text:p><text:s text:c="2"/>CTOSJC0438_C032117_PF_WILTON_JUNIOR_159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5</text:p>
          </table:table-cell>
          <table:table-cell office:value-type="string" calcext:value-type="string">
            <text:p><text:s text:c="2"/>FLAM_C010965_JOSINEIDE_FREITAS_91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5</text:p>
          </table:table-cell>
          <table:table-cell office:value-type="string" calcext:value-type="string">
            <text:p><text:s text:c="2"/>FLAM_C011370_OSCAR_ROSERO_91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5</text:p>
          </table:table-cell>
          <table:table-cell office:value-type="string" calcext:value-type="string">
            <text:p><text:s text:c="2"/>FLAM_C011440_EDUARDO_SILVEIRA_91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5</text:p>
          </table:table-cell>
          <table:table-cell office:value-type="string" calcext:value-type="string">
            <text:p><text:s text:c="2"/>CTOSJC0438_C013658_PF_SAMIRA_OLIVEIRA_91.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5</text:p>
          </table:table-cell>
          <table:table-cell office:value-type="string" calcext:value-type="string">
            <text:p><text:s text:c="2"/>CTOSJC0432_C003525_PF_FLAMBOYANT_ADM_109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0/15</text:p>
          </table:table-cell>
          <table:table-cell office:value-type="string" calcext:value-type="string">
            <text:p><text:s text:c="2"/>CTOSJC0438_C018144_PF_SONIA_AMARAL_109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0/ 1/0</text:p>
          </table:table-cell>
          <table:table-cell office:value-type="string" calcext:value-type="string">
            <text:p>MAY_C008511_MARIA_RATHGEB_77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0</text:p>
          </table:table-cell>
          <table:table-cell office:value-type="string" calcext:value-type="string">
            <text:p><text:s/>MAY_C009330_ISABELLA_CARNIELLO_77.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0</text:p>
          </table:table-cell>
          <table:table-cell office:value-type="string" calcext:value-type="string">
            <text:p><text:s/>MAY_C009379_DAIANE_ROSA_77.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0</text:p>
          </table:table-cell>
          <table:table-cell office:value-type="string" calcext:value-type="string">
            <text:p><text:s/>MAY_C009429_PAULO_CAMARGO_77.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0</text:p>
          </table:table-cell>
          <table:table-cell office:value-type="string" calcext:value-type="string">
            <text:p><text:s/>MAY_C009496_JOSE_SANTOS_77.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0</text:p>
          </table:table-cell>
          <table:table-cell office:value-type="string" calcext:value-type="string">
            <text:p><text:s/>MAY_C009579_HENRIQUE_ROSA_77.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0</text:p>
          </table:table-cell>
          <table:table-cell office:value-type="string" calcext:value-type="string">
            <text:p><text:s/>C016095_INSTITUTO_IGUATEMY_68.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0</text:p>
          </table:table-cell>
          <table:table-cell office:value-type="string" calcext:value-type="string">
            <text:p><text:s/>MAY_C009970_INS_ASSIS_77.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0</text:p>
          </table:table-cell>
          <table:table-cell office:value-type="string" calcext:value-type="string">
            <text:p><text:s/>MAY_C010271_MARCELO_PEREIRA_77.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0</text:p>
          </table:table-cell>
          <table:table-cell office:value-type="string" calcext:value-type="string">
            <text:p><text:s/>CTOSJC0878_C005562_PF_TIAGO_SILVA_28.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0</text:p>
          </table:table-cell>
          <table:table-cell office:value-type="string" calcext:value-type="string">
            <text:p><text:s/>CTOSJC0877_C019071_JETER_SIQUEIRA_126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0</text:p>
          </table:table-cell>
          <table:table-cell office:value-type="string" calcext:value-type="string">
            <text:p><text:s/>MAY_C012044_DANILO_GALISTEU_91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0</text:p>
          </table:table-cell>
          <table:table-cell office:value-type="string" calcext:value-type="string">
            <text:p><text:s/>CLINICA_SAO_JOSE_ESPECIALIDADES_68.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0</text:p>
          </table:table-cell>
          <table:table-cell office:value-type="string" calcext:value-type="string">
            <text:p><text:s/>MAY_C012475_RODRIGO_CALLERI_91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0</text:p>
          </table:table-cell>
          <table:table-cell office:value-type="string" calcext:value-type="string">
            <text:p><text:s/>MAY_C012392_MARCOS_FERNANDES_91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0</text:p>
          </table:table-cell>
          <table:table-cell office:value-type="string" calcext:value-type="string">
            <text:p><text:s/>C029888_PJ_LOGICIAL_15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0</text:p>
          </table:table-cell>
          <table:table-cell office:value-type="string" calcext:value-type="string">
            <text:p><text:s/>CTOSJC0878_C028211_PF_ARTHUR_FRONTINI_141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0</text:p>
          </table:table-cell>
          <table:table-cell office:value-type="string" calcext:value-type="string">
            <text:p><text:s/>MAY_C013347_SPARTAGO_DUTRA_91.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0</text:p>
          </table:table-cell>
          <table:table-cell office:value-type="string" calcext:value-type="string">
            <text:p><text:s/>C002400_003318_PJ_MASTER_ZELADORIA_MATRIZ_154.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0</text:p>
          </table:table-cell>
          <table:table-cell office:value-type="string" calcext:value-type="string">
            <text:p><text:s/>MAY_C008509_CONDOMINIO_MAYFAIR_1_91.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0</text:p>
          </table:table-cell>
          <table:table-cell office:value-type="string" calcext:value-type="string">
            <text:p><text:s/>MAY_C008509_CONDOMINIO_MAYFAIR_2_91.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0</text:p>
          </table:table-cell>
          <table:table-cell office:value-type="string" calcext:value-type="string">
            <text:p><text:s/>C002400_014544_PJ_MASTER_ZELADORIA_68.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0</text:p>
          </table:table-cell>
          <table:table-cell office:value-type="string" calcext:value-type="string">
            <text:p><text:s/>MAY_C014243_CRISTIAN_MARTINS_91.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0</text:p>
          </table:table-cell>
          <table:table-cell office:value-type="string" calcext:value-type="string">
            <text:p><text:s/>MAY_C015477_SANDRA_MELLO_91.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0</text:p>
          </table:table-cell>
          <table:table-cell office:value-type="string" calcext:value-type="string">
            <text:p><text:s/>MAY_C015846_KATIA_GIMENEZ_91.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0</text:p>
          </table:table-cell>
          <table:table-cell office:value-type="string" calcext:value-type="string">
            <text:p><text:s/>MAY_C015892_SAULO_GUIMARAES_91.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0</text:p>
          </table:table-cell>
          <table:table-cell office:value-type="string" calcext:value-type="string">
            <text:p><text:s/>MAY_C016415_DENIS_TOGNOLLI_109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0</text:p>
          </table:table-cell>
          <table:table-cell office:value-type="string" calcext:value-type="string">
            <text:p><text:s/>CTOSJC0878_C007224_HEDILAMAR_GUARATO_109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0</text:p>
          </table:table-cell>
          <table:table-cell office:value-type="string" calcext:value-type="string">
            <text:p><text:s/>CTOSJC0878_C016904_PF_PAOLA_MAIA_109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0</text:p>
          </table:table-cell>
          <table:table-cell office:value-type="string" calcext:value-type="string">
            <text:p><text:s/>MAY_C016914_ROSELI_OLIVEIRA_10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0</text:p>
          </table:table-cell>
          <table:table-cell office:value-type="string" calcext:value-type="string">
            <text:p><text:s/>CTOSJC0877_C028355_PF_BRUNO_OLIVEIRA_108.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0</text:p>
          </table:table-cell>
          <table:table-cell office:value-type="string" calcext:value-type="string">
            <text:p><text:s/>CTOSJC0878_C017423_PF_NEREIDA_SILVA_109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0</text:p>
          </table:table-cell>
          <table:table-cell office:value-type="string" calcext:value-type="string">
            <text:p><text:s/>C000406_000479_PJ_POLICLIN_AV_9_JULHO_430_23.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0</text:p>
          </table:table-cell>
          <table:table-cell office:value-type="string" calcext:value-type="string">
            <text:p><text:s/>C012969_015091_PJ_TV_VANGUARDA_LINK2_68.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0</text:p>
          </table:table-cell>
          <table:table-cell office:value-type="string" calcext:value-type="string">
            <text:p><text:s/>CTOSJC0878_C019318_PF_CAU_CARNIETTO_121.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0</text:p>
          </table:table-cell>
          <table:table-cell office:value-type="string" calcext:value-type="string">
            <text:p><text:s/>C018542_021721_PJ_SHERIFF_BRASIL1_109.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0</text:p>
          </table:table-cell>
          <table:table-cell office:value-type="string" calcext:value-type="string">
            <text:p><text:s/>CTOSJC0877_C019975_PF_CAMILA_CASTRO_108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0</text:p>
          </table:table-cell>
          <table:table-cell office:value-type="string" calcext:value-type="string">
            <text:p><text:s/>C000731_000159_PJ_CIPAX_NOVE_JULHO_23.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0</text:p>
          </table:table-cell>
          <table:table-cell office:value-type="string" calcext:value-type="string">
            <text:p><text:s/>CTOMAY0877_C020244_PF_VITORIA_BARBOSA_121.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0</text:p>
          </table:table-cell>
          <table:table-cell office:value-type="string" calcext:value-type="string">
            <text:p><text:s/>CTOSJC0878_C022310_PF_OSVALDO_FERNANDES_110.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0</text:p>
          </table:table-cell>
          <table:table-cell office:value-type="string" calcext:value-type="string">
            <text:p><text:s/>CTOSJC0878_C009353_PF_PATRICIA_OLIVEIRA_137.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0/ 1/1</text:p>
          </table:table-cell>
          <table:table-cell office:value-type="string" calcext:value-type="string">
            <text:p>CTOSJC0310_C009903_PF_VILMA_XAVIER_77.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08_C009902_PF_MARCUS_HAKSTOR_77.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21_C032820_PF_LARISSA_LEAL_104.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08_C009961_PF_MARLLOM_SANTOS_77.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09_C009911_PF_CARLOS_RIBEIRO_77.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09_C009910_PF_LUIZ_CUNHA_77.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07_C009913_PF_ALEXANDRE_ARCHANJO_77.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07_C011926_PF_ANDERSON_LUZ_9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08_C009930_PF_RENAN_GALINDO_77.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09_C009907_PF_SIMONE_OLIVEIRA_77.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07_C009917_PF_MARCELO_BONIFACIO_77.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10_C020187_ANDRESSA_REIS_77.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09_C010035_PF_ROALDO_JUNIOR_77.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08_C009983_PF_MARIA_CHAVES_77.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10_C010138_PF_MAURO_FREITAS_77.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09_C010174_PF_JULIANA_KOLCHRAIBER_77.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09_C010214_PF_GINA_FIORAVANTE_77.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07_C010015_PF_HELIO_JUNIOR_77.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885_C021706_DECIO_SILVA_135.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21_C016316_PF_FABRICIO_RIBEIRO_104.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10_C010644_PF_ANDERSON_SILVA_77.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07_C010548_PF_WALERIA_COICEV_77.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885_C022537_PF_PEDRO_SIQUEIRA_137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22_C016469_PF_HENRIQUE_MACHADO_104.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22_C019582_PF_RAFAEL_TAVARES_117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22_C016332_PF_LETICIA_VILAR_104.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21_C032774_PF_PAMELLA_MORAES_77.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22_C010870_PF_MARCELO_SILVA_77.2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21_C010873_PF_HUDSON_DUARTE_77.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09_C030337_PF_ERIKA_OLIVEIRA_122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21_C010881_PF_BRAULIO_SILVA_74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22_C010859_PF_GIOVANNA_TECELAO_74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03_C009905_PF_ELAINE_LEITE_77.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10_C020605_NATALIA_GODENY_121.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07_C004121_PF_CONDOMINIO_PARK_91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10_C010961_PF_FELIPE_GUEDES_9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31_C010850_PF_SANDRO_MATTOS_91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08_C019708_PF_SERGIO_OLIVEIRA_121.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21_C009146_PF_EDIFICIO_VERDE_91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10_C002980_PF_ROSANGELA_GOMES_91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08_C012210_PF_LUIS_BARREIROS_91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21_C012237_PF_HELOISE_ALMEIDA_86.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22_C003061_PF_MARCELA_MORAES_35.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09_C017549_PF_GESSICA_MENDES_109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21_C019994_PF_EUGENIA_SILVA_108.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22_C012775_PF_SINVAL_SILVA_91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885_C020689_JOANA_OLIVEIRA_117.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07_C013183_PF_TAINARA_CAVALCANTE_91.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07_C013187_PF_MARCELO_GALVAO_91.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22_C013660_PF_ADILSON_SANTOS_97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09_C030343_PF_ADRIENE_FONSECA_122.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10_C013186_PF_WILLIAM_SOARES_91.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21_C014258_PF_WILLIAM_DUARTE_97.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07_C014609_PF_GABRIELA_SIQUEIRA_91.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08_C014738_PF_ALBERTO_LAURINDO_91.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08_C022863_PF_SERGIO_OLIVEIRA_138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09_C010845_PF_MARCELO_RIBEIRO_46.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10_C015266_PF_BRUNO_ROSA_91.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885_C019108_RAFAELA_ALBINO_108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10_C015518_PF_WALDIR_SANTOS_91.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09_C015674_PF_EVERALDO_SILVA_91.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08_C015879_PF_RITA_SOUSA_91.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21_C016660_PF_VERNICA_SANTOS_104.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10_C016740_PF_EDUARDO_CARVALHO_109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21_C016851_PF_EMERSON_DOURADO_115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22_C016795_PF_ERICA_BARBOSA_115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22_C017140_PF_PEDRO_TEIXEIRA_115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21_C017088_PF_ALESSA_MARQUES_115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885_C022968_PF_LIDIANE_PEREIRA_134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10_C017799_PF_ALEXANDRE_IAKIMOFF_116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07_C000545_PF_ADOLFO_SILVA_109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22_C018357_PF_THIAGO_SANTOS_42.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09_C032172_PF_ROSEMEIRE_MENDES_148.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08_C019808_LUIZ_AVELINO_121.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21_C020181_ROBERTO_JUNIOR_117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22_C021711_PF_DOUGLAS_MACEDO_135.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885_C022341_PF_ANTONIO_SOUZA_137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10_C025552_PF_ERIVELTO_JUNIOR_137.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10_C025813_PF_DILSON_FARIA_138.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10_C026216_PF_PAULO_TEIXEIRA_141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885_C026265_PF_VALQUIRIA_MESQUITA_117.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08_C026232_PF_TAISA_ROSSI_108.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885_C028468_PF_RODRIGO_SOUZA_141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09_C028993_PF_ALEX_RIGAUD_141.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10_C029053_PF_RODRIGO_SILVA_14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885_C029289_PF_LUIZ_JUNIOR_14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09_C029489_PF_JULIO_CARVALHO_148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885_C029880_PF_BRUNA_BRAZ_103.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885_C030943_PF_ALINE_LIMA_148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21_C030963_PF_LUIZ_FREITAS_148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09_C031271_PF_GIOVANE_SILVA_148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1</text:p>
          </table:table-cell>
          <table:table-cell office:value-type="string" calcext:value-type="string">
            <text:p><text:s/>CTOSJC0323_C023540_PF_CARLOS_SANTOS_148.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/ 1/6</text:p>
          </table:table-cell>
          <table:table-cell office:value-type="string" calcext:value-type="string">
            <text:p>C012969_015088_PJ_TV_VANGUARDA_LINK_1_68.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6</text:p>
          </table:table-cell>
          <table:table-cell office:value-type="string" calcext:value-type="string">
            <text:p><text:s text:c="2"/>C005189_015470_PJ_AFPESP_68.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6</text:p>
          </table:table-cell>
          <table:table-cell office:value-type="string" calcext:value-type="string">
            <text:p><text:s text:c="2"/>C017200_PJ_PAIZANO_ME_109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6</text:p>
          </table:table-cell>
          <table:table-cell office:value-type="string" calcext:value-type="string">
            <text:p><text:s text:c="2"/>C018678_026030_PJ_ZYD_PRODUCOES_13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6</text:p>
          </table:table-cell>
          <table:table-cell office:value-type="string" calcext:value-type="string">
            <text:p><text:s text:c="2"/>C022100_PJ_FRIOSHOPPING_LTDA_130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6</text:p>
          </table:table-cell>
          <table:table-cell office:value-type="string" calcext:value-type="string">
            <text:p><text:s text:c="2"/>CTOSJC0516_C018678_035163_PJ_ZYD_NEWS_130.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0/ 1/6</text:p>
          </table:table-cell>
          <table:table-cell office:value-type="string" calcext:value-type="string">
            <text:p><text:s text:c="2"/>CTOSJC0516_C030871_PJ_PISTA_PROSOFT_154.7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4T00:34:48.123087396</meta:creation-date>
    <dc:date>2022-09-24T01:36:50.681250899</dc:date>
    <meta:editing-duration>PT16S</meta:editing-duration>
    <meta:editing-cycles>1</meta:editing-cycles>
    <meta:document-statistic meta:table-count="1" meta:cell-count="1545" meta:object-count="0"/>
    <meta:generator>LibreOffice/6.0.7.3$Linux_X86_64 LibreOffice_project/00m0$Build-3</meta:generator>
    <meta:user-defined meta:name="sheets-banding"/>
    <meta:user-defined meta:name="sheets-original-selection"/>
  </office:meta>
</office:document-meta>
</file>